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" svg:font-family="'Droid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119cm" fo:margin-left="-0.095cm" table:align="left"/>
    </style:style>
    <style:style style:name="Table1.A" style:family="table-column">
      <style:table-column-properties style:column-width="17.119cm"/>
    </style:style>
    <style:style style:name="Table1.A1" style:family="table-cell">
      <style:table-cell-properties fo:background-color="#dee7e5" fo:padding="0.097cm" fo:border="0.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4.604cm"/>
    </style:style>
    <style:style style:name="Table2.A1" style:family="table-cell">
      <style:table-cell-properties fo:background-color="#dee7e5" fo:padding="0.097cm" fo:border="0.5pt solid #000000">
        <style:background-image/>
      </style:table-cell-properties>
    </style:style>
    <style:style style:name="Table3" style:family="table">
      <style:table-properties style:width="16.907cm" fo:margin-left="0.116cm" table:align="left"/>
    </style:style>
    <style:style style:name="Table3.A" style:family="table-column">
      <style:table-column-properties style:column-width="16.907cm"/>
    </style:style>
    <style:style style:name="Table3.A1" style:family="table-cell">
      <style:table-cell-properties fo:background-color="#dee7e5" fo:padding="0.097cm" fo:border="0.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#dee7e5" fo:padding="0.097cm" fo:border="0.5pt solid #000000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#dee7e5" fo:padding="0.097cm" fo:border="0.5pt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ackground-color="#dee7e5" fo:padding="0.097cm" fo:border="0.5pt solid #000000">
        <style:background-image/>
      </style:table-cell-properties>
    </style:style>
    <style:style style:name="P1" style:family="paragraph" style:parent-style-name="Title">
      <style:text-properties officeooo:paragraph-rsid="0015e0bd"/>
    </style:style>
    <style:style style:name="P2" style:family="paragraph" style:parent-style-name="Preformatted_20_Text">
      <style:text-properties style:font-name="Droid Sans" officeooo:paragraph-rsid="001571b8"/>
    </style:style>
    <style:style style:name="P3" style:family="paragraph" style:parent-style-name="Standard">
      <style:text-properties fo:color="#cccccc" loext:opacity="100%" style:font-name="Liberation Mono" fo:font-size="12pt" fo:font-weight="normal" fo:background-color="transparent" style:font-size-asian="12pt" style:font-size-complex="12pt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Liberation Mono" fo:font-size="12pt" fo:font-weight="normal" fo:background-color="transparent" style:font-size-asian="12pt" style:font-size-complex="12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Liberation Mono" fo:font-size="12pt" fo:font-weight="normal" fo:background-color="transparent" style:font-size-asian="12pt" style:font-size-complex="12p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Liberation Mono" fo:font-size="12pt" fo:font-weight="normal" fo:background-color="transparent" style:font-size-asian="12pt" style:font-size-complex="12pt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style:font-name="Liberation Mono" fo:font-size="12pt" fo:background-color="transparent" style:font-size-asian="12pt" style:font-size-complex="12pt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Liberation Mono" fo:font-size="12pt" fo:background-color="transparent" style:font-size-asian="12pt" style:font-size-complex="12pt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style:font-name="Liberation Mono" fo:font-size="12pt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Liberation Mono"/>
    </style:style>
    <style:style style:name="P11" style:family="paragraph" style:parent-style-name="Text_20_body">
      <style:text-properties officeooo:rsid="0029ff01" officeooo:paragraph-rsid="0029ff01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>
      <style:text-properties officeooo:rsid="002ce7b3" officeooo:paragraph-rsid="002ce7b3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0" fo:widows="0" fo:text-indent="0cm" style:auto-text-indent="false"/>
      <style:text-properties fo:color="#569cd6" loext:opacity="100%" style:font-name="Liberation Mono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0" fo:widows="0" fo:text-indent="0cm" style:auto-text-indent="false"/>
      <style:text-properties fo:color="#569cd6" loext:opacity="100%" style:font-name="Liberation Mono" officeooo:paragraph-rsid="002d006e"/>
    </style:style>
    <style:style style:name="P25" style:family="paragraph" style:parent-style-name="Text_20_body">
      <style:text-properties officeooo:rsid="002dfb45" officeooo:paragraph-rsid="002dfb45"/>
    </style:style>
    <style:style style:name="P26" style:family="paragraph" style:parent-style-name="Table_20_Contents">
      <style:text-properties style:font-name="Liberation Mono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Liberation Mono" officeooo:paragraph-rsid="002fcb55"/>
    </style:style>
    <style:style style:name="P28" style:family="paragraph" style:parent-style-name="Text_20_body">
      <style:paragraph-properties fo:margin-left="0cm" fo:margin-right="0cm" fo:orphans="0" fo:widows="0" fo:text-indent="0cm" style:auto-text-indent="false"/>
      <style:text-properties style:font-name="Liberation Mono"/>
    </style:style>
    <style:style style:name="P29" style:family="paragraph" style:parent-style-name="Table_20_Contents">
      <style:text-properties style:font-name="Droid Sans"/>
    </style:style>
    <style:style style:name="P30" style:family="paragraph" style:parent-style-name="Text_20_body">
      <style:text-properties officeooo:rsid="002fcb55" officeooo:paragraph-rsid="002fcb55"/>
    </style:style>
    <style:style style:name="P31" style:family="paragraph" style:parent-style-name="Text_20_body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Droid Sans"/>
    </style:style>
    <style:style style:name="P32" style:family="paragraph" style:parent-style-name="Text_20_body">
      <style:paragraph-properties fo:margin-left="0cm" fo:margin-right="0cm" fo:margin-top="0cm" fo:margin-bottom="0cm" style:contextual-spacing="false" fo:orphans="0" fo:widows="0" fo:text-indent="0cm" style:auto-text-indent="false"/>
    </style:style>
    <style:style style:name="P33" style:family="paragraph" style:parent-style-name="Text_20_body">
      <style:paragraph-properties fo:margin-left="0cm" fo:margin-right="0cm" fo:orphans="0" fo:widows="0" fo:text-indent="0cm" style:auto-text-indent="false"/>
    </style:style>
    <style:style style:name="P34" style:family="paragraph" style:parent-style-name="Text_20_body">
      <style:text-properties officeooo:rsid="00306382" officeooo:paragraph-rsid="00306382"/>
    </style:style>
    <style:style style:name="P35" style:family="paragraph" style:parent-style-name="Text_20_body">
      <style:paragraph-properties fo:margin-left="0cm" fo:margin-right="0cm" fo:margin-top="0cm" fo:margin-bottom="0cm" style:contextual-spacing="false" fo:orphans="0" fo:widows="0" fo:text-indent="0cm" style:auto-text-indent="false"/>
      <style:text-properties officeooo:paragraph-rsid="0030e335"/>
    </style:style>
    <style:style style:name="P36" style:family="paragraph" style:parent-style-name="Text_20_body">
      <style:text-properties officeooo:rsid="0030e335" officeooo:paragraph-rsid="0030e335"/>
    </style:style>
    <style:style style:name="P37" style:family="paragraph" style:parent-style-name="Text_20_body">
      <style:text-properties officeooo:rsid="003139f2" officeooo:paragraph-rsid="003139f2"/>
    </style:style>
    <style:style style:name="P38" style:family="paragraph" style:parent-style-name="Heading_20_2">
      <style:text-properties style:font-name="Droid Sans" officeooo:rsid="001481b9" officeooo:paragraph-rsid="001481b9"/>
    </style:style>
    <style:style style:name="P39" style:family="paragraph" style:parent-style-name="Text_20_body">
      <style:text-properties style:font-name="Droid Sans"/>
    </style:style>
    <style:style style:name="P40" style:family="paragraph" style:parent-style-name="Text_20_body">
      <style:text-properties style:font-name="Droid Sans" officeooo:rsid="001803f9" officeooo:paragraph-rsid="001803f9"/>
    </style:style>
    <style:style style:name="P41" style:family="paragraph" style:parent-style-name="Text_20_body">
      <style:text-properties style:font-name="Droid Sans" officeooo:rsid="00190fc3" officeooo:paragraph-rsid="00190fc3"/>
    </style:style>
    <style:style style:name="P42" style:family="paragraph" style:parent-style-name="Heading_20_2">
      <style:text-properties style:font-name="Droid Sans" officeooo:rsid="00190fc3" officeooo:paragraph-rsid="00190fc3"/>
    </style:style>
    <style:style style:name="P43" style:family="paragraph" style:parent-style-name="Text_20_body">
      <style:text-properties style:font-name="Droid Sans" fo:font-weight="bold" officeooo:rsid="00190fc3" officeooo:paragraph-rsid="00190fc3" style:font-weight-asian="bold" style:font-weight-complex="bold"/>
    </style:style>
    <style:style style:name="P44" style:family="paragraph" style:parent-style-name="Text_20_body">
      <style:text-properties style:font-name="Droid Sans" fo:font-weight="bold" officeooo:rsid="00190fc3" officeooo:paragraph-rsid="001e6ff4" style:font-weight-asian="bold" style:font-weight-complex="bold"/>
    </style:style>
    <style:style style:name="P45" style:family="paragraph" style:parent-style-name="Text_20_body">
      <style:text-properties style:font-name="Droid Sans" fo:font-weight="normal" officeooo:rsid="00190fc3" officeooo:paragraph-rsid="00190fc3" style:font-weight-asian="normal" style:font-weight-complex="normal"/>
    </style:style>
    <style:style style:name="P46" style:family="paragraph" style:parent-style-name="Text_20_body">
      <style:text-properties style:font-name="Droid Sans" fo:font-weight="normal" officeooo:rsid="001ab2b4" officeooo:paragraph-rsid="001ab2b4" style:font-weight-asian="normal" style:font-weight-complex="normal"/>
    </style:style>
    <style:style style:name="P47" style:family="paragraph" style:parent-style-name="Text_20_body">
      <style:text-properties style:font-name="Droid Sans" fo:font-weight="normal" officeooo:rsid="001c72f3" officeooo:paragraph-rsid="001c72f3" style:font-weight-asian="normal" style:font-weight-complex="normal"/>
    </style:style>
    <style:style style:name="P48" style:family="paragraph" style:parent-style-name="Text_20_body">
      <style:text-properties style:font-name="Droid Sans" fo:font-weight="normal" officeooo:rsid="001e6ff4" officeooo:paragraph-rsid="001e6ff4" style:font-weight-asian="normal" style:font-weight-complex="normal"/>
    </style:style>
    <style:style style:name="P49" style:family="paragraph" style:parent-style-name="Heading_20_1">
      <style:text-properties style:font-name="Droid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e0b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6ab6c"/>
    </style:style>
    <style:style style:name="T5" style:family="text">
      <style:text-properties officeooo:rsid="0024a84f"/>
    </style:style>
    <style:style style:name="T6" style:family="text">
      <style:text-properties fo:color="#569cd6" loext:opacity="100%"/>
    </style:style>
    <style:style style:name="T7" style:family="text">
      <style:text-properties fo:color="#ff8000" loext:opacity="100%"/>
    </style:style>
    <style:style style:name="T8" style:family="text">
      <style:text-properties fo:color="#000000" loext:opacity="100%"/>
    </style:style>
    <style:style style:name="T9" style:family="text">
      <style:text-properties fo:color="#dcdcaa" loext:opacity="100%"/>
    </style:style>
    <style:style style:name="T10" style:family="text">
      <style:text-properties fo:color="#ce9178" loext:opacity="100%"/>
    </style:style>
    <style:style style:name="T11" style:family="text">
      <style:text-properties fo:color="#000000" loext:opacity="100%" fo:font-weight="normal"/>
    </style:style>
    <style:style style:name="T12" style:family="text">
      <style:text-properties fo:color="#cccccc" loext:opacity="100%" fo:font-weight="normal"/>
    </style:style>
    <style:style style:name="T13" style:family="text">
      <style:text-properties fo:color="#569cd6" loext:opacity="100%" fo:font-weight="normal"/>
    </style:style>
    <style:style style:name="T14" style:family="text">
      <style:text-properties fo:font-weight="normal"/>
    </style:style>
    <style:style style:name="T15" style:family="text">
      <style:text-properties fo:color="#569cd6" loext:opacity="100%" fo:font-weight="normal" fo:background-color="transparent" loext:char-shading-value="0"/>
    </style:style>
    <style:style style:name="T16" style:family="text">
      <style:text-properties fo:color="#000000" loext:opacity="100%" fo:font-weight="normal" fo:background-color="transparent" loext:char-shading-value="0"/>
    </style:style>
    <style:style style:name="T17" style:family="text">
      <style:text-properties fo:color="#cccccc" loext:opacity="100%" fo:font-weight="normal" fo:background-color="transparent" loext:char-shading-value="0"/>
    </style:style>
    <style:style style:name="T18" style:family="text">
      <style:text-properties fo:color="#ce9178" loext:opacity="100%" fo:font-weight="normal" fo:background-color="transparent" loext:char-shading-value="0"/>
    </style:style>
    <style:style style:name="T19" style:family="text">
      <style:text-properties officeooo:rsid="0027b5be"/>
    </style:style>
    <style:style style:name="T20" style:family="text">
      <style:text-properties officeooo:rsid="002a2d29"/>
    </style:style>
    <style:style style:name="T21" style:family="text">
      <style:text-properties fo:color="#ff0000" loext:opacity="100%"/>
    </style:style>
    <style:style style:name="T22" style:family="text">
      <style:text-properties fo:color="#569cd6" loext:opacity="100%" officeooo:rsid="002fcb55"/>
    </style:style>
    <style:style style:name="T23" style:family="text">
      <style:text-properties officeooo:rsid="002ff06d"/>
    </style:style>
    <style:style style:name="T24" style:family="text">
      <style:text-properties officeooo:rsid="00309b51"/>
    </style:style>
    <style:style style:name="T25" style:family="text">
      <style:text-properties officeooo:rsid="0030e335"/>
    </style:style>
    <style:style style:name="T26" style:family="text">
      <style:text-properties officeooo:rsid="0031371c"/>
    </style:style>
    <style:style style:name="T27" style:family="text">
      <style:text-properties officeooo:rsid="001b2291"/>
    </style:style>
    <style:style style:name="T28" style:family="text">
      <style:text-properties fo:font-weight="bold" officeooo:rsid="001571b8" style:font-weight-asian="bold" style:font-weight-complex="bold"/>
    </style:style>
    <style:style style:name="T29" style:family="text">
      <style:text-properties officeooo:rsid="001571b8"/>
    </style:style>
    <style:style style:name="T30" style:family="text">
      <style:text-properties style:text-underline-style="solid" style:text-underline-width="auto" style:text-underline-color="font-color" officeooo:rsid="001571b8"/>
    </style:style>
    <style:style style:name="T3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text-underline-style="solid" style:text-underline-width="auto" style:text-underline-color="font-color" fo:font-weight="normal" officeooo:rsid="001ab2b4" style:font-weight-asian="normal" style:font-weight-complex="normal"/>
    </style:style>
    <style:style style:name="T36" style:family="text">
      <style:text-properties fo:font-weight="normal" officeooo:rsid="001ab2b4" style:font-weight-asian="normal" style:font-weight-complex="normal"/>
    </style:style>
    <style:style style:name="T37" style:family="text">
      <style:text-properties style:text-underline-style="solid" style:text-underline-width="auto" style:text-underline-color="font-color" fo:font-weight="normal" officeooo:rsid="001b2291" style:font-weight-asian="normal" style:font-weight-complex="normal"/>
    </style:style>
    <style:style style:name="T38" style:family="text">
      <style:text-properties style:text-underline-style="none" fo:font-weight="normal" officeooo:rsid="001b2291" style:font-weight-asian="normal" style:font-weight-complex="normal"/>
    </style:style>
    <style:style style:name="T39" style:family="text">
      <style:text-properties style:text-underline-style="none" fo:font-weight="normal" officeooo:rsid="001c72f3" style:font-weight-asian="normal" style:font-weight-complex="normal"/>
    </style:style>
    <style:style style:name="T40" style:family="text">
      <style:text-properties style:text-underline-style="none" fo:font-weight="normal" officeooo:rsid="001fe9e7" style:font-weight-asian="normal" style:font-weight-complex="normal"/>
    </style:style>
    <style:style style:name="T41" style:family="text">
      <style:text-properties fo:font-weight="normal" officeooo:rsid="001c72f3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fo:font-weight="normal" officeooo:rsid="001c72f3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fo:font-weight="normal" officeooo:rsid="001e6ff4" style:font-weight-asian="normal" style:font-weight-complex="normal"/>
    </style:style>
    <style:style style:name="T44" style:family="text">
      <style:text-properties fo:font-weight="normal" officeooo:rsid="001e6ff4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 fo:font-weight="normal" officeooo:rsid="001fe9e7" style:font-weight-asian="normal" style:font-weight-complex="normal"/>
    </style:style>
    <style:style style:name="T46" style:family="text">
      <style:text-properties fo:font-weight="normal" officeooo:rsid="001fe9e7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“Negozi” </text:p>
      <text:p text:style-name="Subtitle">Cordo Basi di Dati – Unimi (aa 2024-25)</text:p>
      <text:p text:style-name="P2"/>
      <text:p text:style-name="P2"><text:s text:c="2"/></text:p>
      <text:p text:style-name="Text_20_body">Autore: Alessandro Valenti </text:p>
      <text:p text:style-name="Text_20_body">Matricola: 41913A</text:p>
      <text:p text:style-name="Text_20_body">Corso: Basi di Dati — Laboratorio - Progetto 2025</text:p>
      <text:p text:style-name="Heading"/>
      <text:p text:style-name="P2"/>
      <text:h text:style-name="Heading_20_1" text:outline-level="1">Introduzione</text:h>
      <text:p text:style-name="Text_20_body">Obiettivo: sviluppare un’applicazione per la gestione di una catena di negozi, con funzionalità per clienti e manager. I clienti possono accedere tramite login al negozio online che presenta la lista dei prodotti che possono essee acquistati scegliendo per ogni prodotto da quale negozio acquistare e la quantità. Allo stesso modo i/il manager accede tramite login e accede a una dashboard di gestione: negozi, clienti, prodotti, fornitori.</text:p>
      <text:h text:style-name="Heading_20_1" text:outline-level="1">Analisi dei requisiti</text:h>
      <text:h text:style-name="Heading_20_2" text:outline-level="2">1. Scopo e contesto</text:h>
      <text:p text:style-name="Text_20_body">Realizzare un’applicazione per la gestione di una <text:span text:style-name="T1">catena di negozi</text:span>, con funzionalità per <text:span text:style-name="T1">clienti</text:span> e <text:span text:style-name="T1">manager</text:span>: i clienti consultano i prodotti, li acquistano e possono applicare sconti su fattura grazie ai punti accumulati nella tesera fedeltà; le tessere sono rilasciate dai negozi ma sono valide per acquisti nel sito e quindi in tutti i negozi; i manager gestiscono anagrafiche e processi (prodotti, prezzi per negozio, negozi, clieti, fornitori, ordini ai fornitori, carte fedeltà). <text:span text:style-name="T2">Per comodità su richiesta progettuale è stato creto un solo manager.</text:span></text:p>
      <text:p text:style-name="Text_20_body"/>
      <text:h text:style-name="Heading_20_2" text:outline-level="2">2. Stakeholder e attori</text:h>
      <text:p text:style-name="Text_20_body">- Cliente (utente finale): i clienti (dati utente e dati personali) sono aggiunti dal mananager. Il clinete quindi accede con credenziali iniziali, la username corrisponde alla email e una password default. Il cliente puo cambiare la password in qualsiasi momento, una volta entrato nel sito con le credenziali visualizza prodotti, effettua acquisti, può applicare uno sconto disponibile a seconda dei punti accumulatiper un massimo di 100euro, e vedere il saldo punti della propria tessera. Solo il manager puo eliminare il cliente.</text:p>
      <text:p text:style-name="Text_20_body"><text:soft-page-break/>- Manager (gestore catena): accede con credenziali (il sistema nasce con le credenziali di amministratore), può cambiare password; crea e gestisce utenze clienti; inserisce e gestisce i prodotti (con prezzi differenziati per negozio), gestisce i negozi <text:span text:style-name="T2">e</text:span> i fornitori; inserisce ordini ai fornitori tramite il magazzino/<text:span text:style-name="T2">listino</text:span> negozio per rifornimenti a uno specifico negozio per uno specifico prodotto. L'ordine viene indirizzato automaticamente al negozio che per quel prodotto garantisce il prezzo migliore.</text:p>
      <text:h text:style-name="Heading_20_3" text:outline-level="3">Altre Entita</text:h>
      <text:p text:style-name="Text_20_body">- Negozi: ogni punto vendità è una entità autonoma nella catena e viene identificato da un codice, ogni negozio ha un responsabile, orari di apertura (gestiti separatamente) e indirizzo. E' il negozio che rilascia la tessera fedeltà al cliente, sempre a gestione del manager, dalla lista dei propri tesserati, scegliendo tra i clienti che non possiedono ancora una tessera fedelta. Se non esistono clienti senza tessera la funzione viene disabilitata.</text:p>
      <text:p text:style-name="Text_20_body">- Fornitori: sono i punti di rifornimento dei prodotti. Sono identificati da un numero di PIVA (11 caratteri numerici che possono cominciare con 0). Ogni fonrnitore fornisce più prodotti e ogni prodotto può essere venduto da più fornitori. Sono coinvolti negli <text:span text:style-name="T3">ordini</text:span> <text:s/>e alla fine di ogni ordine al fornitore viene aggiornata la quantità a disposizione (diminuita della quantita richiesta), l'ordine riceve una data d'ordine e una presunta data di arrivo dell'ordine (viene generata automaticamente 7gg dalla dat<text:span text:style-name="T2">a</text:span> d'ordine), il negozio vede la lista di ordini in attesa e puo segnarli come arrivati, a quel punto la quantita ordinata aumenta il magazzino del negozio. <text:span text:style-name="T2">I fornitori possono controllare la lista (storica) dei propri ordini con lo stato (emesso, consegnato, annullato).</text:span></text:p>
      <text:p text:style-name="Text_20_body">- Fatture le fatture hanno un numero unico progressivo <text:span text:style-name="T2">(unco per la catena di neozi)</text:span>, il nome del cliente, una data, uno sconto percentuale applicato grazie ai punti del cliente (deve essere esplicitamente chiesto dal cliente) e il totale pagato (lordo meno lo sconto). Il dettaglio delle fatture <text:span text:style-name="T2">(prodotto, negozio, quantità, prezzo) </text:span>vengono salvati separatamente. <text:span text:style-name="T4">Il prezzo lordo pagato lo ricaviamo dall’ordine (quantità*prezzo). La fattura, mantenedo lo sconto pecentuale, aggiorna il prezzo pagato (al netto dello sconto).</text:span></text:p>
      <text:p text:style-name="Text_20_body">-<text:span text:style-name="T5">Ordini sono eseguiti dai negozi ai fornitori per aumentare il proprio magazzino. Un ordine ha una propria id, è associato a un nogozio da nu fornitore per un prodotto, con una certa quantità richiesta. L'ordine tiene traccia della data di effettuazione dell'ordine della presunta data di consegna (per default 7gg) e lo stato dell'ordine. All'inserimento dell'ordine la quantità del prodotto nel magazzino del fontiore diminuisce e l'ordine ha uno stato di "emesso". Il negozio può flaggare l'ordine come "consegnato", a quel punto la quantità aumenta nel suo listino, oppure annullato, e la quantità viene riaccreditata al magazzino del fornitore.</text:span></text:p>
      <text:p text:style-name="Text_20_body"/>
      <text:p text:style-name="Text_20_body"/>
      <text:h text:style-name="Heading_20_2" text:outline-level="2"><text:soft-page-break/>3. <text:span text:style-name="T5">Tabelle</text:span> 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6">CREATE</text:span> <text:span text:style-name="T6">TABLE</text:span> <text:span text:style-name="T7">auth</text:span><text:span text:style-name="T8">.utenti (</text:span></text:p>
            <text:p text:style-name="P4"><text:span text:style-name="T8">id_utente </text:span><text:span text:style-name="T6">serial</text:span> <text:span text:style-name="T6">NOT NULL</text:span><text:span text:style-name="T8">,</text:span></text:p>
            <text:p text:style-name="P4"><text:span text:style-name="T8">email </text:span><text:span text:style-name="T6">text</text:span> <text:span text:style-name="T6">NOT NULL</text:span><text:span text:style-name="T8">,</text:span></text:p>
            <text:p text:style-name="P4"><text:span text:style-name="T6">password</text:span> <text:span text:style-name="T6">text</text:span> <text:span text:style-name="T6">NOT NULL</text:span>,</text:p>
            <text:p text:style-name="P4"><text:span text:style-name="T8">attivo</text:span> <text:span text:style-name="T6">boolean</text:span> <text:span text:style-name="T6">NOT NULL</text:span> <text:span text:style-name="T6">DEFAULT</text:span> <text:span text:style-name="T8">FALSE,</text:span></text:p>
            <text:p text:style-name="P4"><text:span text:style-name="T8">creato</text:span> <text:span text:style-name="T6">timestamp</text:span> <text:span text:style-name="T6">NOT NULL</text:span> <text:span text:style-name="T6">DEFAULT</text:span> <text:span text:style-name="T6">now</text:span><text:span text:style-name="T8">(),</text:span></text:p>
            <text:p text:style-name="P4"><text:span text:style-name="T8">ultimo_accesso</text:span> <text:span text:style-name="T6">timestamp</text:span><text:span text:style-name="T8">,</text:span></text:p>
            <text:p text:style-name="P4"><text:span text:style-name="T6">CONSTRAINT</text:span> <text:span text:style-name="T8">id_utente_pk</text:span> <text:span text:style-name="T6">PRIMARY KEY</text:span> <text:span text:style-name="T8">(id_utente),</text:span></text:p>
            <text:p text:style-name="P4"><text:span text:style-name="T6">CONSTRAINT</text:span> <text:span text:style-name="T8">unique_email</text:span> <text:span text:style-name="T6">UNIQUE</text:span><text:span text:style-name="T8"> (email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auth</text:span><text:span text:style-name="T8">.ruolo (</text:span></text:p>
            <text:p text:style-name="P4"><text:span text:style-name="T8">id_ruolo </text:span><text:span text:style-name="T6">serial</text:span> <text:span text:style-name="T6">NOT NULL</text:span><text:span text:style-name="T8">,</text:span></text:p>
            <text:p text:style-name="P4"><text:span text:style-name="T8">nome </text:span><text:span text:style-name="T6">text</text:span> <text:span text:style-name="T6">NOT NULL</text:span><text:span text:style-name="T8">,</text:span></text:p>
            <text:p text:style-name="P4"><text:span text:style-name="T8">descrizione </text:span><text:span text:style-name="T6">text</text:span><text:span text:style-name="T8">,</text:span></text:p>
            <text:p text:style-name="P4"><text:span text:style-name="T6">CONSTRAINT</text:span> <text:span text:style-name="T8">nome_univoco </text:span><text:span text:style-name="T6">UNIQUE</text:span> <text:span text:style-name="T8">(nome),</text:span></text:p>
            <text:p text:style-name="P4"><text:span text:style-name="T6">CONSTRAINT</text:span><text:span text:style-name="T8"> ruolo_pk </text:span><text:span text:style-name="T6">PRIMARY KEY</text:span> <text:span text:style-name="T8">(id_ruolo)</text:span></text:p>
            <text:p text:style-name="P4">);</text:p>
            <text:p text:style-name="P6"/>
            <text:p text:style-name="P4"><text:span text:style-name="T6">CREATE</text:span> <text:span text:style-name="T6">TABLE</text:span> <text:span text:style-name="T7">auth</text:span><text:span text:style-name="T8">.utente_ruolo (</text:span></text:p>
            <text:p text:style-name="P4"><text:span text:style-name="T8">id_utente </text:span><text:span text:style-name="T6">integer</text:span> <text:span text:style-name="T6">NOT NULL</text:span>,</text:p>
            <text:p text:style-name="P4"><text:span text:style-name="T8">id_ruolo </text:span><text:span text:style-name="T6">integer</text:span> <text:span text:style-name="T6">NOT NULL</text:span>,</text:p>
            <text:p text:style-name="P4"><text:span text:style-name="T6">CONSTRAINT</text:span> <text:span text:style-name="T8">utente_ruolo_pk</text:span> <text:span text:style-name="T6">PRIMARY KEY</text:span> <text:span text:style-name="T8">(id_utente,id_ruolo)</text:span></text:p>
            <text:p text:style-name="P5">);</text:p>
            <text:p text:style-name="P5"/>
            <text:p text:style-name="P4"><text:span text:style-name="T6">CREATE</text:span> <text:span text:style-name="T6">TABLE</text:span> <text:span text:style-name="T7">negozi</text:span><text:span text:style-name="T8">.clienti (</text:span></text:p>
            <text:p text:style-name="P4"><text:span text:style-name="T8">id_cliente </text:span><text:span text:style-name="T6">serial</text:span> <text:span text:style-name="T6">NOT NULL</text:span>,</text:p>
            <text:p text:style-name="P4"><text:span text:style-name="T8">cf </text:span><text:span text:style-name="T6">char</text:span><text:span text:style-name="T8">(16)</text:span> <text:span text:style-name="T6">NOT NULL</text:span>,</text:p>
            <text:p text:style-name="P4"><text:span text:style-name="T8">nome</text:span> <text:span text:style-name="T6">text</text:span> <text:span text:style-name="T6">NOT NULL</text:span>,</text:p>
            <text:p text:style-name="P4"><text:span text:style-name="T8">cognome</text:span> <text:span text:style-name="T6">text</text:span><text:span text:style-name="T8">,</text:span></text:p>
            <text:p text:style-name="P4"><text:span text:style-name="T8">utente</text:span> <text:span text:style-name="T6">integer</text:span> <text:span text:style-name="T6">NOT NULL</text:span><text:span text:style-name="T8">,</text:span></text:p>
            <text:p text:style-name="P4"><text:span text:style-name="T8">telefono</text:span> <text:span text:style-name="T6">text</text:span><text:span text:style-name="T8">,</text:span></text:p>
            <text:p text:style-name="P4"><text:span text:style-name="T8">tessera</text:span> <text:span text:style-name="T6">integer</text:span><text:span text:style-name="T8">,</text:span></text:p>
            <text:p text:style-name="P4"><text:span text:style-name="T6">CONSTRAINT</text:span> <text:span text:style-name="T8">clienti_pk</text:span> <text:span text:style-name="T6">PRIMARY KEY</text:span> <text:span text:style-name="T8">(id_cliente),</text:span></text:p>
            <text:p text:style-name="P4"><text:span text:style-name="T6">CONSTRAINT</text:span> <text:span text:style-name="T8">cf_unique</text:span> <text:span text:style-name="T6">UNIQUE</text:span><text:span text:style-name="T8"> (cf),</text:span></text:p>
            <text:p text:style-name="P4"><text:span text:style-name="T6">CONSTRAINT</text:span> <text:span text:style-name="T8">tessera_unica</text:span> <text:span text:style-name="T6">UNIQUE</text:span><text:span text:style-name="T8"> (tessera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negozi (</text:span></text:p>
            <text:p text:style-name="P4"><text:span text:style-name="T8">id_negozio</text:span> <text:span text:style-name="T6">serial</text:span> <text:span text:style-name="T6">NOT NULL</text:span><text:span text:style-name="T8">,</text:span></text:p>
            <text:p text:style-name="P4"><text:span text:style-name="T8">nome_negozio</text:span> <text:span text:style-name="T6">text</text:span> <text:span text:style-name="T6">NOT NULL</text:span><text:span text:style-name="T8">,</text:span></text:p>
            <text:p text:style-name="P4"><text:span text:style-name="T8">responsabile</text:span> <text:span text:style-name="T6">text</text:span> <text:span text:style-name="T6">NOT NULL</text:span><text:span text:style-name="T8">,</text:span></text:p>
            <text:p text:style-name="P4"><text:span text:style-name="T8">indirizzo</text:span> <text:span text:style-name="T6">text</text:span> <text:span text:style-name="T6">NOT NULL</text:span><text:span text:style-name="T8">,</text:span></text:p>
            <text:p text:style-name="P4"><text:span text:style-name="T6">CONSTRAINT</text:span> <text:span text:style-name="T8">negozio_pk</text:span> <text:span text:style-name="T6">PRIMARY KEY</text:span> <text:span text:style-name="T8">(id_negozio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tessere (</text:span></text:p>
            <text:p text:style-name="P4"><text:span text:style-name="T8">id_tessera</text:span> <text:span text:style-name="T6">serial</text:span> <text:span text:style-name="T6">NOT NULL</text:span><text:span text:style-name="T8">,</text:span></text:p>
            <text:p text:style-name="P4"><text:soft-page-break/><text:span text:style-name="T8">negozio_emittente</text:span> <text:span text:style-name="T6">integer</text:span> <text:span text:style-name="T6">NOT NULL</text:span><text:span text:style-name="T8">,</text:span></text:p>
            <text:p text:style-name="P4"><text:span text:style-name="T8">data_richiesta </text:span><text:span text:style-name="T6">date</text:span> <text:span text:style-name="T6">NOT NULL</text:span> <text:span text:style-name="T6">DEFAULT</text:span> <text:span text:style-name="T6">now</text:span><text:span text:style-name="T8">(),</text:span></text:p>
            <text:p text:style-name="P4"><text:span text:style-name="T8">saldo_punti</text:span> <text:span text:style-name="T6">integer</text:span> <text:span text:style-name="T6">NOT NULL</text:span> <text:span text:style-name="T6">DEFAULT</text:span><text:span text:style-name="T8"> 0,</text:span></text:p>
            <text:p text:style-name="P4"><text:span text:style-name="T8">archiviata</text:span> <text:span text:style-name="T6">boolean</text:span> <text:span text:style-name="T6">NOT NULL</text:span> <text:span text:style-name="T6">DEFAULT</text:span> <text:span text:style-name="T8">FALSE,</text:span></text:p>
            <text:p text:style-name="P4"><text:span text:style-name="T6">CONSTRAINT</text:span> <text:span text:style-name="T8">tessere_pk</text:span> <text:span text:style-name="T6">PRIMARY KEY</text:span> <text:span text:style-name="T8">(id_tessera),</text:span></text:p>
            <text:p text:style-name="P4"><text:span text:style-name="T6">CONSTRAINT</text:span> <text:span text:style-name="T8">saldo_punti_neg </text:span><text:span text:style-name="T6">CHECK</text:span> <text:span text:style-name="T8">(saldo_punti &gt;= 0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storico_tessere (</text:span></text:p>
            <text:p text:style-name="P4"><text:span text:style-name="T8">id_storico</text:span> <text:span text:style-name="T6">serial</text:span> <text:span text:style-name="T6">NOT NULL</text:span><text:span text:style-name="T8">,</text:span></text:p>
            <text:p text:style-name="P4"><text:span text:style-name="T8">codice_tessera</text:span> <text:span text:style-name="T6">integer</text:span> <text:span text:style-name="T6">NOT NULL</text:span><text:span text:style-name="T8">,</text:span></text:p>
            <text:p text:style-name="P4"><text:span text:style-name="T8">cliente</text:span> <text:span text:style-name="T6">integer</text:span><text:span text:style-name="T8">,</text:span></text:p>
            <text:p text:style-name="P4"><text:span text:style-name="T8">saldo_punti</text:span> <text:span text:style-name="T6">integer</text:span><text:span text:style-name="T8">,</text:span></text:p>
            <text:p text:style-name="P4"><text:span text:style-name="T8">negozio_emittente</text:span> <text:span text:style-name="T6">integer</text:span> <text:span text:style-name="T6">NOT NULL</text:span><text:span text:style-name="T8">,</text:span></text:p>
            <text:p text:style-name="P4"><text:span text:style-name="T8">data_emissione</text:span> <text:span text:style-name="T6">date</text:span> <text:span text:style-name="T6">NOT NULL</text:span><text:span text:style-name="T8">,</text:span></text:p>
            <text:p text:style-name="P4"><text:span text:style-name="T6">CONSTRAINT</text:span> <text:span text:style-name="T8">stroico_tessere_pk</text:span> <text:span text:style-name="T6">PRIMARY KEY</text:span> <text:span text:style-name="T8">(id_storico)</text:span></text:p>
            <text:p text:style-name="P5">);</text:p>
            <text:p text:style-name="P6"><text:span text:style-name="T9"/></text:p>
            <text:p text:style-name="P4"><text:span text:style-name="T6">CREATE</text:span> <text:span text:style-name="T6">TABLE</text:span> <text:span text:style-name="T7">negozi</text:span><text:span text:style-name="T8">.prodotti (</text:span></text:p>
            <text:p text:style-name="P4"><text:span text:style-name="T8">id_prodotto </text:span><text:span text:style-name="T6">serial</text:span> <text:span text:style-name="T6">NOT NULL</text:span><text:span text:style-name="T8">,</text:span></text:p>
            <text:p text:style-name="P4"><text:span text:style-name="T8">nome_prodotto </text:span><text:span text:style-name="T6">text</text:span> <text:span text:style-name="T6">NOT NULL</text:span><text:span text:style-name="T8">,</text:span></text:p>
            <text:p text:style-name="P4"><text:span text:style-name="T8">descrizione</text:span> <text:span text:style-name="T6">text</text:span><text:span text:style-name="T8">,</text:span></text:p>
            <text:p text:style-name="P4"><text:span text:style-name="T8">immagine_url </text:span><text:span text:style-name="T6">text</text:span><text:span text:style-name="T8">,</text:span></text:p>
            <text:p text:style-name="P4"><text:span text:style-name="T6">CONSTRAINT</text:span> <text:span text:style-name="T8">prodotti_pk </text:span><text:span text:style-name="T6">PRIMARY KEY</text:span><text:span text:style-name="T8"> (id_prodotto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orari (</text:span></text:p>
            <text:p text:style-name="P4"><text:span text:style-name="T8">negozio</text:span> <text:span text:style-name="T6">integer</text:span> <text:span text:style-name="T6">NOT NULL</text:span>,</text:p>
            <text:p text:style-name="P4"><text:span text:style-name="T8">dow</text:span> <text:span text:style-name="T6">smallint</text:span> <text:span text:style-name="T6">NOT NULL</text:span>,</text:p>
            <text:p text:style-name="P4"><text:span text:style-name="T8">iod</text:span> <text:span text:style-name="T6">smallint</text:span> <text:span text:style-name="T6">NOT NULL</text:span>,</text:p>
            <text:p text:style-name="P4"><text:span text:style-name="T8">apertura</text:span> <text:span text:style-name="T6">time</text:span> <text:span text:style-name="T6">NOT NULL</text:span>,</text:p>
            <text:p text:style-name="P4"><text:span text:style-name="T8">chiusura</text:span> <text:span text:style-name="T6">time</text:span> <text:span text:style-name="T6">NOT NULL</text:span>,</text:p>
            <text:p text:style-name="P4"><text:span text:style-name="T6">CONSTRAINT</text:span> <text:span text:style-name="T8">dow_1_7</text:span> <text:span text:style-name="T6">CHECK</text:span> <text:span text:style-name="T8">(dow</text:span> <text:span text:style-name="T6">BETWEEN</text:span> <text:span text:style-name="T8">1</text:span> <text:span text:style-name="T6">AND</text:span> <text:span text:style-name="T8">7),</text:span></text:p>
            <text:p text:style-name="P4"><text:span text:style-name="T6">CONSTRAINT</text:span><text:span text:style-name="T8"> iod_1_2 </text:span><text:span text:style-name="T6">CHECK</text:span> <text:span text:style-name="T8">(iod </text:span><text:span text:style-name="T6">IN</text:span><text:span text:style-name="T8"> (1,2)),</text:span></text:p>
            <text:p text:style-name="P4"><text:span text:style-name="T6">CONSTRAINT</text:span> <text:span text:style-name="T8">orari_pk</text:span> <text:span text:style-name="T6">PRIMARY KEY</text:span> <text:span text:style-name="T8">(negozio,dow,iod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listino_negozio (</text:span></text:p>
            <text:p text:style-name="P4"><text:span text:style-name="T8">negozio</text:span> <text:span text:style-name="T6">integer</text:span> <text:span text:style-name="T6">NOT NULL</text:span><text:span text:style-name="T8">,</text:span></text:p>
            <text:p text:style-name="P4"><text:span text:style-name="T8">prodotto</text:span> <text:span text:style-name="T6">integer</text:span> <text:span text:style-name="T6">NOT NULL</text:span><text:span text:style-name="T8">,</text:span></text:p>
            <text:p text:style-name="P4"><text:span text:style-name="T8">prezzo_listino </text:span><text:span text:style-name="T6">numeric</text:span><text:span text:style-name="T8">(10,2) </text:span><text:span text:style-name="T6">NOT NULL</text:span><text:span text:style-name="T8">,</text:span></text:p>
            <text:p text:style-name="P4"><text:span text:style-name="T8">magazzino</text:span> <text:span text:style-name="T6">integer</text:span> <text:span text:style-name="T6">NOT NULL</text:span> <text:span text:style-name="T6">DEFAULT</text:span> <text:span text:style-name="T8">0,</text:span></text:p>
            <text:p text:style-name="P4"><text:span text:style-name="T6">CONSTRAINT</text:span> <text:span text:style-name="T8">listino_negozio_pk</text:span> <text:span text:style-name="T6">PRIMARY KEY</text:span> <text:span text:style-name="T8">(negozio,prodotto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fornitori (</text:span></text:p>
            <text:p text:style-name="P4"><text:span text:style-name="T8">piva</text:span> <text:span text:style-name="T6">char</text:span><text:span text:style-name="T8">(11) </text:span><text:span text:style-name="T6">NOT NULL</text:span><text:span text:style-name="T8">,</text:span></text:p>
            <text:p text:style-name="P4"><text:span text:style-name="T8">nome_fornitore</text:span> <text:span text:style-name="T6">text</text:span> <text:span text:style-name="T6">NOT NULL</text:span><text:span text:style-name="T8">,</text:span></text:p>
            <text:p text:style-name="P4"><text:span text:style-name="T8">indirizzo</text:span> <text:span text:style-name="T6">text</text:span><text:span text:style-name="T8">,</text:span></text:p>
            <text:p text:style-name="P4"><text:span text:style-name="T8">email</text:span> <text:span text:style-name="T6">text</text:span><text:span text:style-name="T8">,</text:span></text:p>
            <text:p text:style-name="P4"><text:soft-page-break/><text:span text:style-name="T8">telefono </text:span><text:span text:style-name="T6">text</text:span><text:span text:style-name="T8">,</text:span></text:p>
            <text:p text:style-name="P4"><text:span text:style-name="T6">CONSTRAINT</text:span> <text:span text:style-name="T8">fornitori_pk</text:span> <text:span text:style-name="T6">PRIMARY KEY</text:span><text:span text:style-name="T8"> (piva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magazzino_fornitore (</text:span></text:p>
            <text:p text:style-name="P4"><text:span text:style-name="T8">piva_fornitore</text:span> <text:span text:style-name="T6">char</text:span><text:span text:style-name="T8">(11),</text:span></text:p>
            <text:p text:style-name="P4"><text:span text:style-name="T8">prodotto</text:span> <text:span text:style-name="T6">integer</text:span> <text:span text:style-name="T6">NOT NULL</text:span><text:span text:style-name="T8">,</text:span></text:p>
            <text:p text:style-name="P4"><text:span text:style-name="T8">quantita</text:span> <text:span text:style-name="T6">integer</text:span><text:span text:style-name="T8">,</text:span></text:p>
            <text:p text:style-name="P4"><text:span text:style-name="T8">prezzo</text:span> <text:span text:style-name="T6">numeric</text:span><text:span text:style-name="T8">(10,2),</text:span></text:p>
            <text:p text:style-name="P4"><text:span text:style-name="T6">CONSTRAINT</text:span> <text:span text:style-name="T8">quantita</text:span> <text:span text:style-name="T6">CHECK</text:span> <text:span text:style-name="T8">(quantita&gt;=0),</text:span></text:p>
            <text:p text:style-name="P4"><text:span text:style-name="T6">CONSTRAINT</text:span> <text:span text:style-name="T8">prezzo </text:span><text:span text:style-name="T6">CHECK</text:span><text:span text:style-name="T8"> (prezzo&gt;=0),</text:span></text:p>
            <text:p text:style-name="P4"><text:span text:style-name="T6">CONSTRAINT</text:span> <text:span text:style-name="T8">fornitore_prodotto </text:span><text:span text:style-name="T6">UNIQUE</text:span> <text:span text:style-name="T8">(piva_fornitore,prodotto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ordini_fornitori (</text:span></text:p>
            <text:p text:style-name="P4"><text:span text:style-name="T8">id_ordine</text:span> <text:span text:style-name="T6">serial</text:span> <text:span text:style-name="T6">NOT NULL</text:span><text:span text:style-name="T8">,</text:span></text:p>
            <text:p text:style-name="P4"><text:span text:style-name="T8">fornitore</text:span> <text:span text:style-name="T6">char</text:span><text:span text:style-name="T8">(11) </text:span><text:span text:style-name="T6">NOT NULL</text:span><text:span text:style-name="T8">,</text:span></text:p>
            <text:p text:style-name="P4"><text:span text:style-name="T8">negozio</text:span> <text:span text:style-name="T6">integer</text:span><text:span text:style-name="T8">,</text:span></text:p>
            <text:p text:style-name="P4"><text:span text:style-name="T8">prodotto</text:span> <text:span text:style-name="T6">integer</text:span><text:span text:style-name="T8">,</text:span></text:p>
            <text:p text:style-name="P4"><text:span text:style-name="T8">quantita</text:span> <text:span text:style-name="T6">integer</text:span> <text:span text:style-name="T6">NOT NULL</text:span><text:span text:style-name="T8">,</text:span></text:p>
            <text:p text:style-name="P4"><text:span text:style-name="T8">data_ordine </text:span><text:span text:style-name="T6">timestamp</text:span> <text:span text:style-name="T6">NOT NULL</text:span> <text:span text:style-name="T6">DEFAULT</text:span> <text:span text:style-name="T6">now</text:span><text:span text:style-name="T8">(),</text:span></text:p>
            <text:p text:style-name="P4"><text:span text:style-name="T8">data_consegna</text:span> <text:span text:style-name="T6">date</text:span> <text:span text:style-name="T6">NOT NULL</text:span><text:span text:style-name="T8">,</text:span></text:p>
            <text:p text:style-name="P4"><text:span text:style-name="T8">stato_ordine </text:span><text:span text:style-name="T6">text</text:span> <text:span text:style-name="T6">NOT NULL</text:span><text:span text:style-name="T8">,</text:span></text:p>
            <text:p text:style-name="P4"><text:span text:style-name="T6">CONSTRAINT</text:span> <text:span text:style-name="T8">ordini_fornitori_pk</text:span> <text:span text:style-name="T6">PRIMARY KEY</text:span><text:span text:style-name="T8"> (id_ordine),</text:span></text:p>
            <text:p text:style-name="P4"><text:span text:style-name="T6">CONSTRAINT</text:span> <text:span text:style-name="T8">check_stato </text:span><text:span text:style-name="T6">CHECK</text:span> <text:span text:style-name="T8">(stato_ordine</text:span> <text:span text:style-name="T6">IN</text:span><text:span text:style-name="T8"> (</text:span><text:span text:style-name="T10">'emesso'</text:span><text:span text:style-name="T8">,</text:span><text:span text:style-name="T10">'consegnato'</text:span><text:span text:style-name="T8">,</text:span><text:span text:style-name="T10">'annullato'</text:span><text:span text:style-name="T8">)</text:span></text:p>
            <text:p text:style-name="P5">)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fatture (</text:span></text:p>
            <text:p text:style-name="P4"><text:span text:style-name="T8">id_fattura</text:span> <text:span text:style-name="T6">serial</text:span> <text:span text:style-name="T6">NOT NULL</text:span><text:span text:style-name="T8">,</text:span></text:p>
            <text:p text:style-name="P4"><text:span text:style-name="T8">cliente</text:span> <text:span text:style-name="T6">integer</text:span> <text:span text:style-name="T6">NOT NULL</text:span><text:span text:style-name="T8">,</text:span></text:p>
            <text:p text:style-name="P4"><text:span text:style-name="T8">data_fattura </text:span><text:span text:style-name="T6">date</text:span> <text:span text:style-name="T6">NOT NULL</text:span> <text:span text:style-name="T6">DEFAULT</text:span> <text:span text:style-name="T6">now</text:span><text:span text:style-name="T8">(),</text:span></text:p>
            <text:p text:style-name="P4"><text:span text:style-name="T8">sconto_percentuale </text:span><text:span text:style-name="T6">numeric</text:span><text:span text:style-name="T8">(3) </text:span><text:span text:style-name="T6">NOT NULL</text:span> <text:span text:style-name="T6">DEFAULT</text:span><text:span text:style-name="T8"> 0,</text:span></text:p>
            <text:p text:style-name="P4"><text:span text:style-name="T8">totale_pagato</text:span> <text:span text:style-name="T6">numeric</text:span><text:span text:style-name="T8">(10,2)</text:span> <text:span text:style-name="T6">NOT NULL</text:span> <text:span text:style-name="T6">DEFAULT</text:span><text:span text:style-name="T8"> 0,</text:span></text:p>
            <text:p text:style-name="P4"><text:span text:style-name="T6">CONSTRAINT</text:span> <text:span text:style-name="T8">fatture_pk</text:span> <text:span text:style-name="T6">PRIMARY KEY</text:span> <text:span text:style-name="T8">(id_fattura),</text:span></text:p>
            <text:p text:style-name="P4"><text:span text:style-name="T6">CONSTRAINT</text:span> <text:span text:style-name="T8">totale_check</text:span> <text:span text:style-name="T6">CHECK</text:span><text:span text:style-name="T8"> (totale_pagato &gt;= 0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dettagli_fattura</text:span> <text:span text:style-name="T8">(</text:span></text:p>
            <text:p text:style-name="P4"><text:span text:style-name="T8">fattura</text:span> <text:span text:style-name="T6">integer</text:span> <text:span text:style-name="T6">NOT NULL</text:span><text:span text:style-name="T8">,</text:span></text:p>
            <text:p text:style-name="P4"><text:span text:style-name="T8">prodotto</text:span> <text:span text:style-name="T6">integer</text:span> <text:span text:style-name="T6">NOT NULL</text:span><text:span text:style-name="T8">,</text:span></text:p>
            <text:p text:style-name="P4"><text:span text:style-name="T8">quantita</text:span> <text:span text:style-name="T6">integer</text:span> <text:span text:style-name="T6">NOT NULL</text:span><text:span text:style-name="T8">,</text:span></text:p>
            <text:p text:style-name="P4"><text:span text:style-name="T8">prezzo_unita </text:span><text:span text:style-name="T6">numeric</text:span><text:span text:style-name="T8">(10,2) </text:span><text:span text:style-name="T6">NOT NULL</text:span><text:span text:style-name="T8">,</text:span></text:p>
            <text:p text:style-name="P4"><text:span text:style-name="T6">CONSTRAINT</text:span><text:span text:style-name="T8"> dettagli_fattura_pk</text:span> <text:span text:style-name="T6">PRIMARY KEY</text:span> <text:span text:style-name="T8">(fattura,prodotto)</text:span></text:p>
            <text:p text:style-name="P5">);</text:p>
            <text:p text:style-name="P6"/>
            <text:p text:style-name="P4"><text:span text:style-name="T6">CREATE</text:span> <text:span text:style-name="T6">TABLE</text:span> <text:span text:style-name="T7">negozi</text:span><text:span text:style-name="T8">.livelli_sconto (</text:span></text:p>
            <text:p text:style-name="P4"><text:span text:style-name="T8">sconto_percentuale</text:span> <text:span text:style-name="T6">smallint</text:span> <text:span text:style-name="T6">NOT NULL</text:span><text:span text:style-name="T8">,</text:span></text:p>
            <text:p text:style-name="P7"><text:span text:style-name="T11">punti_richiesti</text:span><text:span text:style-name="T12"> </text:span><text:span text:style-name="T13">integer</text:span><text:span text:style-name="T12"> </text:span><text:span text:style-name="T13">NOT NULL</text:span></text:p>
            <text:p text:style-name="P8"><text:soft-page-break/><text:span text:style-name="T14">);</text:span></text:p>
            <text:p text:style-name="P4"><text:span text:style-name="T6">INSERT INTO</text:span> <text:span text:style-name="T8">negozi.livelli_sconto (sconto_percentuale, punti_richiesti) </text:span><text:span text:style-name="T6">VALUES</text:span> <text:span text:style-name="T8">(E'</text:span><text:span text:style-name="T10">5'</text:span><text:span text:style-name="T8">, E</text:span><text:span text:style-name="T10">'100'</text:span><text:span text:style-name="T8">);</text:span></text:p>
            <text:p text:style-name="P4"><text:span text:style-name="T6">INSERT INTO</text:span> <text:span text:style-name="T8">negozi.livelli_sconto (sconto_percentuale, punti_richiesti)</text:span> <text:span text:style-name="T6">VALUES</text:span> (E<text:span text:style-name="T10">'15'</text:span>, E<text:span text:style-name="T10">'200'</text:span>);</text:p>
            <text:p text:style-name="P9"><text:span text:style-name="T15">INSERT INTO</text:span><text:span text:style-name="T16"> negozi.livelli_sconto (sconto_percentuale,</text:span><text:span text:style-name="T17"> </text:span><text:span text:style-name="T16">punti_richiesti)</text:span><text:span text:style-name="T17"> </text:span><text:span text:style-name="T15">VALUES</text:span><text:span text:style-name="T17"> </text:span><text:span text:style-name="T16">(E</text:span><text:span text:style-name="T18">'30'</text:span><text:span text:style-name="T16">, E</text:span><text:span text:style-name="T18">'300'</text:span><text:span text:style-name="T16">);</text:span></text:p>
          </table:table-cell>
        </table:table-row>
      </table:table>
      <text:p text:style-name="Text_20_body"/>
      <text:p text:style-name="Text_20_body"/>
      <text:h text:style-name="Heading_20_2" text:outline-level="2"><text:span text:style-name="T19">0</text:span>4. Viste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6">CREATE</text:span> <text:span text:style-name="T6">VIEW</text:span> negozi.v_saldi_punti_300</text:p>
            <text:p text:style-name="P10"><text:span text:style-name="T6">AS</text:span> </text:p>
            <text:p text:style-name="P10"><text:span text:style-name="T6">SELECT</text:span> c.nome, c.cognome, n.nome_negozio, t.saldo_punti, t.data_richiesta</text:p>
            <text:p text:style-name="P10"><text:span text:style-name="T6">FROM</text:span> clienti c</text:p>
            <text:p text:style-name="P10"><text:span text:style-name="T6">LEFT</text:span> <text:span text:style-name="T6">JOIN</text:span> tessere t <text:span text:style-name="T6">ON</text:span> c.tessera = t.id_tessera</text:p>
            <text:p text:style-name="P10"><text:span text:style-name="T6">LEFT</text:span> <text:span text:style-name="T6">JOIN</text:span> negozi n <text:span text:style-name="T6">ON</text:span> n.id_negozio = t.negozio_emittente</text:p>
            <text:p text:style-name="P10"><text:span text:style-name="T6">WHERE</text:span> saldo_punti &gt; <text:span text:style-name="T7">300</text:span>;</text:p>
          </table:table-cell>
        </table:table-row>
      </table:table>
      <text:p text:style-name="Text_20_body"/>
      <text:p text:style-name="P11">Questo è il tipico caso in cui bisogna valutare il trade-off tra agiornamenti e query. La scelta di una view normale rispetto a una materializzata è legata al fatto che valuto che i refresh della view materializzata possano essere maggiori (all'aggiornamento dei punti o al superamento dei 300 punti su una tessera tramite un trigger) rispetto alla complessità della view normale (2 join fra tre tabelle clienti, tessere, negozi), introducendo overhead e inconsistenza temporanea, senza benefici significativi in termini di prestazione.</text:p>
      <text:h text:style-name="Heading_20_2" text:outline-level="2">05. Logica interna al DB (strutture attive)</text:h>
      <text:p text:style-name="Text_20_body"/>
      <text:h text:style-name="Heading_20_3" text:outline-level="3">05.1 Vincoli di Integrità Strutturali e Semantici</text:h>
      <text:p text:style-name="Text_20_body">Lo schema relazionale progettato include un insieme articolato di <text:span text:style-name="Strong_20_Emphasis">vincoli di integrità strutturali e semantici</text:span>, finalizzati a garantire la correttezza dei dati e il rispetto dei requisiti del dominio applicativo descritti nelle specifiche del progetto. <text:span text:style-name="T20">Non includiamo la scelta delle chiavi primarie e dei vincoli NULL.</text:span></text:p>
      <text:p text:style-name="Text_20_body">La tabella <text:span text:style-name="Source_20_Text">auth.utenti</text:span> è vincolata da:</text:p>
      <text:list text:style-name="L1">
        <text:list-item>
          <text:p text:style-name="P12"><text:span text:style-name="Strong_20_Emphasis">vincolo di unicità sull’email</text:span> (<text:span text:style-name="Source_20_Text">unique_email</text:span>), che garantisce che ogni credenziale di login sia associata ad un solo utente;</text:p>
        </text:list-item>
      </text:list>
      <text:p text:style-name="Text_20_body"><text:span text:style-name="T21">La tabella di associazione </text:span><text:span text:style-name="Source_20_Text"><text:span text:style-name="T21">auth.utente_ruolo</text:span></text:span><text:span text:style-name="T21"> utilizza:</text:span></text:p>
      <text:list text:style-name="L2">
        <text:list-item>
          <text:p text:style-name="P13"><text:soft-page-break/><text:span text:style-name="Strong_20_Emphasis"><text:span text:style-name="T21">chiave primaria composta</text:span></text:span><text:span text:style-name="T21"> (</text:span><text:span text:style-name="Source_20_Text"><text:span text:style-name="T21">id_utente</text:span></text:span><text:span text:style-name="T21">, </text:span><text:span text:style-name="Source_20_Text"><text:span text:style-name="T21">id_ruolo</text:span></text:span><text:span text:style-name="T21">), che impedisce l’assegnazione duplicata dello stesso ruolo allo stesso utente e modella correttamente la relazione molti-a-molti tra utenti e ruoli.</text:span></text:p>
        </text:list-item>
      </text:list>
      <text:p text:style-name="Text_20_body">La tabella <text:span text:style-name="Source_20_Text">negozi.clienti</text:span> include:</text:p>
      <text:list text:style-name="L3">
        <text:list-item>
          <text:p text:style-name="P14"><text:span text:style-name="Strong_20_Emphasis">vincolo di unicità sul codice fiscale (</text:span><text:span text:style-name="Strong_20_Emphasis"><text:span text:style-name="Source_20_Text">cf</text:span></text:span><text:span text:style-name="Strong_20_Emphasis">)</text:span>, in accordo con il requisito che ogni cliente sia identificato univocamente;</text:p>
        </text:list-item>
        <text:list-item>
          <text:p text:style-name="P14"><text:span text:style-name="Strong_20_Emphasis">vincolo di unicità sul campo </text:span><text:span text:style-name="Strong_20_Emphasis"><text:span text:style-name="Source_20_Text">tessera</text:span></text:span>, che garantisce il requisito “ogni cliente può possedere al più una tessera fedeltà”.</text:p>
        </text:list-item>
      </text:list>
      <text:p text:style-name="Text_20_body">La tabella <text:span text:style-name="Source_20_Text">negozi.tessere</text:span> è vincolata da:</text:p>
      <text:list text:style-name="L4">
        <text:list-item>
          <text:p text:style-name="P15"><text:span text:style-name="Strong_20_Emphasis">vincolo di CHECK su </text:span><text:span text:style-name="Strong_20_Emphasis"><text:span text:style-name="Source_20_Text">saldo_punti &gt;= 0</text:span></text:span>, che impedisce la presenza di saldi punti negativi;</text:p>
        </text:list-item>
      </text:list>
      <text:p text:style-name="Text_20_body">La tabella <text:span text:style-name="Source_20_Text">negozi.orari</text:span> è vincolata da:</text:p>
      <text:list text:style-name="L5">
        <text:list-item>
          <text:p text:style-name="P16"><text:span text:style-name="Strong_20_Emphasis">vincoli di CHECK</text:span>:</text:p>
          <text:list>
            <text:list-item>
              <text:p text:style-name="P16"><text:span text:style-name="Source_20_Text">dow BETWEEN 1 AND 7</text:span> per rappresentare correttamente i giorni della settimana;</text:p>
            </text:list-item>
            <text:list-item>
              <text:p text:style-name="P16"><text:span text:style-name="Source_20_Text">iod IN (1,2)</text:span> per distinguere eventuali fasce orarie multiple <text:span text:style-name="T20">(AM, PM)</text:span>.</text:p>
            </text:list-item>
          </text:list>
        </text:list-item>
      </text:list>
      <text:p text:style-name="Text_20_body">La tabella <text:span text:style-name="Source_20_Text">negozi.listino_negozio</text:span> è caratterizzata da:</text:p>
      <text:list text:style-name="L6">
        <text:list-item>
          <text:p text:style-name="P17"><text:span text:style-name="Strong_20_Emphasis">valore di default e vincolo implicito sul magazzino</text:span>, che garantisce una gestione coerente delle disponibilità locali.</text:p>
        </text:list-item>
      </text:list>
      <text:p text:style-name="Text_20_body">La tabella <text:span text:style-name="Source_20_Text">negozi.magazzino_fornitore</text:span> include:</text:p>
      <text:list text:style-name="L7">
        <text:list-item>
          <text:p text:style-name="P18"><text:span text:style-name="Strong_20_Emphasis">vincolo di unicità (</text:span><text:span text:style-name="Strong_20_Emphasis"><text:span text:style-name="Source_20_Text">piva_fornitore</text:span></text:span><text:span text:style-name="Strong_20_Emphasis">, </text:span><text:span text:style-name="Strong_20_Emphasis"><text:span text:style-name="Source_20_Text">prodotto</text:span></text:span><text:span text:style-name="Strong_20_Emphasis">)</text:span>, che impedisce duplicazioni dello stesso prodotto per lo stesso fornitore;</text:p>
        </text:list-item>
        <text:list-item>
          <text:p text:style-name="P18"><text:span text:style-name="Strong_20_Emphasis">vincoli di CHECK</text:span> su <text:span text:style-name="Source_20_Text">quantita &gt;= 0</text:span> e <text:span text:style-name="Source_20_Text">prezzo &gt;= 0</text:span>, assicurando la coerenza delle informazioni di disponibilità e costo.</text:p>
        </text:list-item>
      </text:list>
      <text:p text:style-name="Text_20_body">La tabella <text:span text:style-name="Source_20_Text">negozi.ordini_fornitori</text:span> presenta:</text:p>
      <text:list text:style-name="L8">
        <text:list-item>
          <text:p text:style-name="P19"><text:span text:style-name="Strong_20_Emphasis">vincolo di CHECK sullo stato dell’ordine</text:span>, che limita i valori ammessi a <text:span text:style-name="Source_20_Text">'emesso'</text:span>, <text:span text:style-name="Source_20_Text">'consegnato'</text:span>, <text:span text:style-name="Source_20_Text">'annullato'</text:span>, garantendo la correttezza semantica del ciclo di vita dell’ordine.</text:p>
        </text:list-item>
      </text:list>
      <text:p text:style-name="Text_20_body">La tabella <text:span text:style-name="Source_20_Text">negozi.fatture</text:span> include:</text:p>
      <text:list text:style-name="L9">
        <text:list-item>
          <text:p text:style-name="P20"><text:span text:style-name="Strong_20_Emphasis">vincolo di CHECK su </text:span><text:span text:style-name="Strong_20_Emphasis"><text:span text:style-name="Source_20_Text">totale_pagato &gt;= 0</text:span></text:span>, che impedisce valori economicamente non validi;</text:p>
        </text:list-item>
        <text:list-item>
          <text:p text:style-name="P20"><text:span text:style-name="Strong_20_Emphasis">campo </text:span><text:span text:style-name="Strong_20_Emphasis"><text:span text:style-name="Source_20_Text">sconto_percentuale</text:span></text:span><text:span text:style-name="Strong_20_Emphasis"> con valore di default</text:span>, in accordo con la gestione degli sconti basata sui punti fedeltà.</text:p>
        </text:list-item>
      </text:list>
      <text:p text:style-name="Text_20_body"><text:soft-page-break/>La tabella <text:span text:style-name="Source_20_Text">negozi.livelli_sconto</text:span> definisce una <text:span text:style-name="Strong_20_Emphasis">corrispondenza fissa tra sconto percentuale e punti richiesti</text:span>, permettendo di implementare in modo strutturato il requisito di:</text:p>
      <text:list text:style-name="L10">
        <text:list-item>
          <text:p text:style-name="P21">sblocco sconti a soglie predefinite (100, 200, 300 punti),</text:p>
        </text:list-item>
        <text:list-item>
          <text:p text:style-name="P21">utilizzo controllato dei punti tramite funzioni e trigger.</text:p>
        </text:list-item>
      </text:list>
      <text:p text:style-name="Text_20_body"/>
      <text:h text:style-name="Heading_20_3" text:outline-level="3">05.2 Triggers</text:h>
      <text:p text:style-name="P22">Nella creazione dei trigger ho valutato i due approcci tipici:</text:p>
      <text:p text:style-name="P22">- creazione di un trigger evento in una tabella che chiama una funziona wrapper con retun type TRIGGER che chiama una funzione con retutn type VOID;</text:p>
      <text:p text:style-name="P22">- crezione di un trigger evento in una tabella che chiama la funzione con return type TRIGGER ma che esegue la funzione direttamente.</text:p>
      <text:p text:style-name="P22">Essendo per la maggiorparte funzioni molto semplici e mai chiamate direttamente da codice PHP si poteva scegliere il secondo approccio. Per chiarezza ho creato funzioni del primo tipo tranne nel caso della tabella fatture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0"><text:span text:style-name="T6">CREATE</text:span> <text:span text:style-name="T6">TRIGGER</text:span> trg_aggiorna_punti</text:p>
            <text:p text:style-name="P10"><text:span text:style-name="T6"><text:s text:c="2"/>AFTER</text:span> <text:span text:style-name="T6">UPDATE</text:span> <text:span text:style-name="T6">OF</text:span> totale_pagato</text:p>
            <text:p text:style-name="P10"><text:span text:style-name="T6"><text:s text:c="2"/>ON</text:span> negozi.fatture</text:p>
            <text:p text:style-name="P10"><text:span text:style-name="T6"><text:s text:c="2"/>FOR</text:span> <text:span text:style-name="T6">EACH</text:span> <text:span text:style-name="T6">ROW</text:span></text:p>
            <text:p text:style-name="P10"><text:span text:style-name="T6">EXECUTE</text:span> <text:span text:style-name="T6">PROCEDURE</text:span> negozi.trg_aggiorna_punti_tessera();</text:p>
            <text:p text:style-name="P10"/>
            <text:p text:style-name="P10"><text:span text:style-name="T6">CREATE</text:span> <text:span text:style-name="T6">FUNCTION</text:span> negozi.trg_aggiorna_punti_tessera ()</text:p>
            <text:p text:style-name="P10"><text:span text:style-name="T6">RETURNS</text:span> trigger</text:p>
            <text:p text:style-name="P10"><text:span text:style-name="T6">LANGUAGE</text:span> plpgsql</text:p>
            <text:p text:style-name="P10"><text:span text:style-name="T6">VOLATILE</text:span> </text:p>
            <text:p text:style-name="P23">CALLED ON NULL INPUT</text:p>
            <text:p text:style-name="P23">SECURITY INVOKER</text:p>
            <text:p text:style-name="P23">PARALLEL UNSAFE</text:p>
            <text:p text:style-name="P23">COST 1</text:p>
            <text:p text:style-name="P23">AS $$</text:p>
            <text:p text:style-name="P23">DECLARE</text:p>
            <text:p text:style-name="P10"><text:s text:c="2"/>v_punti <text:span text:style-name="T7">INT</text:span>;</text:p>
            <text:p text:style-name="P10"><text:s text:c="2"/>v_tessera <text:span text:style-name="T7">INT</text:span>;</text:p>
            <text:p text:style-name="P23">BEGIN</text:p>
            <text:p text:style-name="P23"/>
            <text:p text:style-name="P10"><text:span text:style-name="T6">SELECT</text:span> tessera <text:span text:style-name="T6">INTO</text:span> v_tessera </text:p>
            <text:p text:style-name="P10"><text:span text:style-name="T6"><text:s text:c="2"/>FROM</text:span> negozi.clienti </text:p>
            <text:p text:style-name="P10"><text:span text:style-name="T6"><text:s text:c="3"/>WHERE</text:span> id_cliente = <text:span text:style-name="T7">NEW</text:span>.cliente;</text:p>
            <text:p text:style-name="P10"><text:span text:style-name="T6">IF</text:span> v_tessera <text:span text:style-name="T6">IS NULL THEN</text:span></text:p>
            <text:p text:style-name="P23"><text:s text:c="2"/>RETURN NEW;</text:p>
            <text:p text:style-name="P23">END IF;</text:p>
            <text:p text:style-name="P10"><text:soft-page-break/>v_punti := floor(<text:span text:style-name="T7">NEW</text:span>.totale_pagato)::<text:span text:style-name="T7">INT</text:span>; </text:p>
            <text:p text:style-name="P10"><text:span text:style-name="T6">UPDATE</text:span> negozi.tessere </text:p>
            <text:p text:style-name="P10"><text:span text:style-name="T6"><text:s/>SET</text:span> saldo_punti = saldo_punti + v_punti </text:p>
            <text:p text:style-name="P10"><text:span text:style-name="T6"><text:s text:c="2"/>WHERE</text:span> id_tessera = v_tessera;</text:p>
            <text:p text:style-name="P24"><text:s text:c="2"/></text:p>
            <text:p text:style-name="P24"><text:s text:c="2"/>RETURN NEW;</text:p>
            <text:p text:style-name="P23">END;</text:p>
            <text:p text:style-name="P23">$$;</text:p>
          </table:table-cell>
        </table:table-row>
      </table:table>
      <text:p text:style-name="P25"/>
      <text:p text:style-name="P25">AGGIORNA PUNTI: quando viene aggiornato totale_pagato in un record della tabella fatture la funzione ricalcola i punti e aggiorna il totale della tessera del cliente associato alla fattura</text:p>
      <text:p text:style-name="P25"/>
      <table:table table:name="Table4" table:style-name="Table4">
        <table:table-column table:style-name="Table4.A"/>
        <table:table-row>
          <table:table-cell table:style-name="Table4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0"><text:span text:style-name="T22">C</text:span><text:span text:style-name="T6">REATE</text:span> <text:span text:style-name="T6">TRIGGER</text:span> trg_archivia_tessere_negozio</text:p>
                  <text:p text:style-name="P10"><text:span text:style-name="T6">BEFORE</text:span> <text:span text:style-name="T6">DELETE</text:span> </text:p>
                  <text:p text:style-name="P10"><text:span text:style-name="T6">ON</text:span> negozi.negozi</text:p>
                  <text:p text:style-name="P10"><text:span text:style-name="T6">FOR</text:span> <text:span text:style-name="T6">EACH</text:span> <text:span text:style-name="T6">ROW</text:span></text:p>
                  <text:p text:style-name="P10"><text:span text:style-name="T6">EXECUTE</text:span> <text:span text:style-name="T6">PROCEDURE</text:span> negozi.trg_archivia_tessere_negozio();</text:p>
                  <text:p text:style-name="P26"/>
                  <text:p text:style-name="P10"><text:span text:style-name="T6">CREATE</text:span> <text:span text:style-name="T6">FUNCTION</text:span> negozi.trg_archivia_tessere_negozio ()</text:p>
                  <text:p text:style-name="P10"><text:span text:style-name="T6">RETURNS</text:span> trigger</text:p>
                  <text:p text:style-name="P10"><text:span text:style-name="T6">LANGUAGE</text:span> plpgsql</text:p>
                  <text:p text:style-name="P10"><text:span text:style-name="T6">VOLATILE</text:span> </text:p>
                  <text:p text:style-name="P23">CALLED ON NULL INPUT</text:p>
                  <text:p text:style-name="P23">SECURITY INVOKER</text:p>
                  <text:p text:style-name="P23">PARALLEL UNSAFE</text:p>
                  <text:p text:style-name="P23">COST 1</text:p>
                  <text:p text:style-name="P23">AS $$</text:p>
                  <text:p text:style-name="P23">BEGIN</text:p>
                  <text:p text:style-name="P10"><text:span text:style-name="T6">PERFORM</text:span> negozi.archivia_tessere_negozio (</text:p>
                  <text:p text:style-name="P10"><text:span text:style-name="T6">OLD</text:span>.id_negozio</text:p>
                  <text:p text:style-name="P10">);</text:p>
                  <text:p text:style-name="P10"><text:span text:style-name="T6">RETURN</text:span> <text:span text:style-name="T6">OLD</text:span>;</text:p>
                  <text:p text:style-name="P23">END;</text:p>
                  <text:p text:style-name="P23">$$;</text:p>
                  <text:p text:style-name="P26"/>
                  <text:p text:style-name="P10"><text:span text:style-name="T6">CREATE</text:span> <text:span text:style-name="T6">FUNCTION</text:span> negozi.archivia_tessere_negozio (_idnegozio <text:span text:style-name="T7">integer</text:span>)</text:p>
                  <text:p text:style-name="P10"><text:span text:style-name="T6">RETURNS</text:span> void</text:p>
                  <text:p text:style-name="P10"><text:span text:style-name="T6">LANGUAGE</text:span> plpgsql</text:p>
                  <text:p text:style-name="P10"><text:span text:style-name="T6">VOLATILE</text:span> </text:p>
                  <text:p text:style-name="P23">CALLED ON NULL INPUT</text:p>
                  <text:p text:style-name="P23">SECURITY INVOKER</text:p>
                  <text:p text:style-name="P23">PARALLEL UNSAFE</text:p>
                  <text:p text:style-name="P23"><text:soft-page-break/>COST 1</text:p>
                  <text:p text:style-name="P23">AS $$</text:p>
                  <text:p text:style-name="P23">BEGIN</text:p>
                  <text:p text:style-name="P10"><text:span text:style-name="T6"><text:s text:c="2"/>INSERT INTO </text:span>negozi.storico_tessere</text:p>
                  <text:p text:style-name="P27"><text:s text:c="2"/>(codice_tessera, cliente, saldo_punti, negozio_emittente, <text:s text:c="2"/></text:p>
                  <text:p text:style-name="P27"><text:s text:c="3"/>data_emissione)</text:p>
                  <text:p text:style-name="P27"><text:span text:style-name="T6"><text:s text:c="2"/>SELECT</text:span> t.id_tessera, c.id_cliente, t.saldo_punti, </text:p>
                  <text:p text:style-name="P27"><text:s text:c="9"/>t.negozio_emittente, t.data_richiesta</text:p>
                  <text:p text:style-name="P10"><text:span text:style-name="T6"><text:s text:c="4"/>FROM</text:span> negozi.tessere t</text:p>
                  <text:p text:style-name="P10"><text:span text:style-name="T6"><text:s text:c="4"/>left</text:span> <text:span text:style-name="T6">JOIN</text:span> negozi.clienti c <text:span text:style-name="T6">ON</text:span> c.tessera = t.id_tessera</text:p>
                  <text:p text:style-name="P10"><text:span text:style-name="T6"><text:s text:c="6"/>WHERE</text:span> t.negozio_emittente = _idnegozio;</text:p>
                  <text:p text:style-name="P10"><text:span text:style-name="T6">DELETE</text:span> <text:span text:style-name="T6">FROM</text:span> negozi.tessere</text:p>
                  <text:p text:style-name="P10"><text:span text:style-name="T6"><text:s text:c="2"/>WHERE</text:span> negozio_emittente = _idnegozio;</text:p>
                  <text:p text:style-name="P28"/>
                  <text:p text:style-name="P23">RETURN;</text:p>
                  <text:p text:style-name="P23">END;</text:p>
                  <text:p text:style-name="P23">$$;</text:p>
                  <text:p text:style-name="P26"/>
                </table:table-cell>
              </table:table-row>
            </table:table>
            <text:p text:style-name="P29"/>
          </table:table-cell>
        </table:table-row>
      </table:table>
      <text:p text:style-name="P30"/>
      <text:p text:style-name="P30">ARCHIVIA TESSERE NEGOZIO: quando viene cancellato un negozio BEFORE viene chiamata una funzione con il valore OLD che inerisce nella tabella STORICO_TESSERE le tessere emesse da quel negozio <text:span text:style-name="T23">e include il codice cliente e le cancella dalla tabella TESSERE. La scelta progettuale è stata quella di rispettare alla lettera la richiesta che è stata interpretata come un HARD delete dalla tabella e la creazione di una nuova tabella. Per mantenere il vincolo rferenziale con clienti.tessere (FK tessere.id_tessera) c'è un constraint che on DELETE (nella tabella tessere) viene settato a NULL il valore pazienti.tessera. </text:span></text:p>
      <text:p text:style-name="P30"/>
      <table:table table:name="Table6" table:style-name="Table6">
        <table:table-column table:style-name="Table6.A"/>
        <table:table-row>
          <table:table-cell table:style-name="Table6.A1" office:value-type="string">
            <text:p text:style-name="P31">CREATE TRIGGER trg_aggiorna_magazzino</text:p>
            <text:p text:style-name="P32">AFTER INSERT </text:p>
            <text:p text:style-name="P32">ON negozi.ordini_fornitori</text:p>
            <text:p text:style-name="P32">FOR EACH ROW</text:p>
            <text:p text:style-name="P32">EXECUTE PROCEDURE negozi.trg_aggiorna_magazzino_fornitore();</text:p>
            <text:p text:style-name="P29"/>
            <text:p text:style-name="P31">CREATE FUNCTION negozi.trg_aggiorna_magazzino_fornitore ()</text:p>
            <text:p text:style-name="P32">RETURNS trigger</text:p>
            <text:p text:style-name="P32">LANGUAGE plpgsql</text:p>
            <text:p text:style-name="P32">VOLATILE </text:p>
            <text:p text:style-name="P32">CALLED ON NULL INPUT</text:p>
            <text:p text:style-name="P32">SECURITY INVOKER</text:p>
            <text:p text:style-name="P32">PARALLEL UNSAFE</text:p>
            <text:p text:style-name="P32">COST 1</text:p>
            <text:p text:style-name="P32">AS $$</text:p>
            <text:p text:style-name="P32"><text:soft-page-break/>BEGIN</text:p>
            <text:p text:style-name="P32">PERFORM negozi.aggiorna_magazzino_fornitore (</text:p>
            <text:p text:style-name="P32">NEW.fornitore,</text:p>
            <text:p text:style-name="P32">NEW.prodotto,</text:p>
            <text:p text:style-name="P32">NEW.quantita</text:p>
            <text:p text:style-name="P32">);</text:p>
            <text:p text:style-name="P32">RETURN NEW;</text:p>
            <text:p text:style-name="P32">END;</text:p>
            <text:p text:style-name="P32">$$;</text:p>
            <text:p text:style-name="P29"/>
            <text:p text:style-name="P31">CREATE FUNCTION negozi.aggiorna_magazzino_fornitore (_fornitore char, _prodotto integer, _quantita integer)</text:p>
            <text:p text:style-name="P32">RETURNS void</text:p>
            <text:p text:style-name="P32">LANGUAGE plpgsql</text:p>
            <text:p text:style-name="P32">VOLATILE </text:p>
            <text:p text:style-name="P32">CALLED ON NULL INPUT</text:p>
            <text:p text:style-name="P32">SECURITY INVOKER</text:p>
            <text:p text:style-name="P32">PARALLEL UNSAFE</text:p>
            <text:p text:style-name="P32">COST 1</text:p>
            <text:p text:style-name="P32">AS $$</text:p>
            <text:p text:style-name="P32">BEGIN</text:p>
            <text:p text:style-name="P32">UPDATE negozi.magazzino_fornitore mf</text:p>
            <text:p text:style-name="P32">SET quantita = mf.quantita - _quantita</text:p>
            <text:p text:style-name="P32">WHERE mf.piva_fornitore = _fornitore</text:p>
            <text:p text:style-name="P32">AND mf.prodotto = _prodotto</text:p>
            <text:p text:style-name="P32">AND mf.quantita &gt;= _quantita;</text:p>
            <text:p text:style-name="P33"/>
            <text:p text:style-name="P32">IF NOT FOUND THEN</text:p>
            <text:p text:style-name="P32">RAISE EXCEPTION 'Stock insufficiente: fornitore %, prodotto %, richiesti %',</text:p>
            <text:p text:style-name="P32">_fornitore, _prodotto, _quantita;</text:p>
            <text:p text:style-name="P32">END IF;</text:p>
            <text:p text:style-name="P33"/>
            <text:p text:style-name="P32">RETURN;</text:p>
            <text:p text:style-name="P32">END;</text:p>
            <text:p text:style-name="P32">$$;</text:p>
            <text:p text:style-name="P29"/>
          </table:table-cell>
        </table:table-row>
      </table:table>
      <text:p text:style-name="P30"/>
      <text:p text:style-name="P34">AGGIORNA MAGAZZINO FORNITORE: Un trigger all'inserimento dell'ordine provoca l'esecuzione della funzione trigger che chiama la funzione aggiorna_magazzino_fornitore che con i dati del fornitore, il prodotto e la quantità aggiorna il magazzino del fornitore sottraendo le quantià trasferita se la quantità a disposizione è sufficinete altrimenti provoca un'eccezione e non aggiorna il magazzino. <text:s/><text:span text:style-name="T24">L'eccezione provoca un ROLLBACK e elimina anche l'inserimento dell'ordine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1">CREATE TRIGGER trg_aggiorna_ordine</text:p>
            <text:p text:style-name="P32">AFTER UPDATE OF stato_ordine</text:p>
            <text:p text:style-name="P32">ON negozi.ordini_fornitori</text:p>
            <text:p text:style-name="P32">FOR EACH ROW</text:p>
            <text:p text:style-name="P32">EXECUTE PROCEDURE negozi.trg_aggiorna_ordine();</text:p>
            <text:p text:style-name="P29"/>
            <text:p text:style-name="P31">CREATE FUNCTION negozi.trg_aggiorna_ordine ()</text:p>
            <text:p text:style-name="P32">RETURNS trigger</text:p>
            <text:p text:style-name="P32">LANGUAGE plpgsql</text:p>
            <text:p text:style-name="P32">VOLATILE </text:p>
            <text:p text:style-name="P32">CALLED ON NULL INPUT</text:p>
            <text:p text:style-name="P32">SECURITY INVOKER</text:p>
            <text:p text:style-name="P32">PARALLEL UNSAFE</text:p>
            <text:p text:style-name="P32">COST 1</text:p>
            <text:p text:style-name="P32">AS $$</text:p>
            <text:p text:style-name="P32">BEGIN</text:p>
            <text:p text:style-name="P32"><text:s text:c="4"/>IF NEW.stato_ordine IS NOT DISTINCT FROM OLD.stato_ordine THEN</text:p>
            <text:p text:style-name="P32"><text:s text:c="6"/>RETURN NEW;</text:p>
            <text:p text:style-name="P32"><text:s text:c="4"/>END IF;</text:p>
            <text:p text:style-name="P33"/>
            <text:p text:style-name="P32"><text:s text:c="2"/>PERFORM negozi.aggiorna_ordine (</text:p>
            <text:p text:style-name="P32"><text:s text:c="4"/>NEW.id_ordine, NEW.stato_ordine, OLD.stato_ordine);</text:p>
            <text:p text:style-name="P32"/>
            <text:p text:style-name="P32"><text:s text:c="2"/>RETURN NEW;</text:p>
            <text:p text:style-name="P32">END;</text:p>
            <text:p text:style-name="P32">$$;</text:p>
            <text:p text:style-name="P29"/>
            <text:p text:style-name="P31">CREATE FUNCTION negozi.aggiorna_ordine (_id_ordine integer, _new_stato text, _old_stato text)</text:p>
            <text:p text:style-name="P32">RETURNS void</text:p>
            <text:p text:style-name="P32">LANGUAGE plpgsql</text:p>
            <text:p text:style-name="P32">VOLATILE </text:p>
            <text:p text:style-name="P32">CALLED ON NULL INPUT</text:p>
            <text:p text:style-name="P32">SECURITY INVOKER</text:p>
            <text:p text:style-name="P32">PARALLEL UNSAFE</text:p>
            <text:p text:style-name="P32">COST 1</text:p>
            <text:p text:style-name="P32">AS $$</text:p>
            <text:p text:style-name="P32">DECLARE</text:p>
            <text:p text:style-name="P32">v_quantita INT := 0;</text:p>
            <text:p text:style-name="P32">v_prodotto INT;</text:p>
            <text:p text:style-name="P32">v_negozio INT;</text:p>
            <text:p text:style-name="P32">v_fornitore CHAR(11);</text:p>
            <text:p text:style-name="P33"/>
            <text:p text:style-name="P32">BEGIN</text:p>
            <text:p text:style-name="P33"><text:soft-page-break/></text:p>
            <text:p text:style-name="P35"><text:s text:c="2"/>SELECT quantita, prodotto, negozio, fornitore INTO v_quantita, v_prodotto, v_negozio, <text:s text:c="3"/></text:p>
            <text:p text:style-name="P35"><text:s text:c="13"/>v_fornitore</text:p>
            <text:p text:style-name="P32"><text:span text:style-name="T25"><text:s text:c="6"/>FROM</text:span> negozi.ordini_fornitori o</text:p>
            <text:p text:style-name="P32"><text:s text:c="9"/>WHERE o.id_ordine = _id_ordine;</text:p>
            <text:p text:style-name="P32"/>
            <text:p text:style-name="P32"><text:s text:c="2"/>IF NOT FOUND THEN</text:p>
            <text:p text:style-name="P32"><text:s text:c="4"/>RETURN;</text:p>
            <text:p text:style-name="P32"><text:s text:c="2"/>END IF;</text:p>
            <text:p text:style-name="P33"/>
            <text:p text:style-name="P32"><text:s text:c="2"/>IF _old_stato = 'emesso' AND_new_stato = 'consegnato' THEN</text:p>
            <text:p text:style-name="P32"><text:s text:c="4"/>UPDATE negozi.listino_negozio SET magazzino = magazzino + v_quantita</text:p>
            <text:p text:style-name="P32"><text:s text:c="6"/>WHERE negozio = v_negozio AND prodotto = v_prodotto;</text:p>
            <text:p text:style-name="P32"><text:s text:c="4"/>RETURN; </text:p>
            <text:p text:style-name="P32"><text:s text:c="2"/>END IF;</text:p>
            <text:p text:style-name="P33"/>
            <text:p text:style-name="P32"><text:s text:c="2"/>IF _old_stato = 'emesso' AND _new_stato = 'annullato' THEN</text:p>
            <text:p text:style-name="P32"><text:s text:c="4"/>UPDATE negozi.magazzino_fornitore SET quantita = quantita + v_quantita</text:p>
            <text:p text:style-name="P32"><text:s text:c="6"/>WHERE piva_fornitore = v_fornitore AND prodotto = v_prodotto;</text:p>
            <text:p text:style-name="P33"/>
            <text:p text:style-name="P32"><text:s text:c="4"/>RETURN;</text:p>
            <text:p text:style-name="P32"><text:s text:c="2"/>END IF;</text:p>
            <text:p text:style-name="P33"/>
            <text:p text:style-name="P32"><text:s text:c="2"/>RETURN;</text:p>
            <text:p text:style-name="P32">END;</text:p>
            <text:p text:style-name="P32">$$;</text:p>
            <text:p text:style-name="P29"/>
            <text:p text:style-name="P29"/>
          </table:table-cell>
        </table:table-row>
      </table:table>
      <text:p text:style-name="Text_20_body"/>
      <text:p text:style-name="P36">AGGIORNA ORDINE: quando un negozio effettua un ordine a un fornitore la quantità ordinata viene scalata dal magazzino fornitore ma non aumenta nel magazzino/listino del negozio perchè si assume che l'orinde non sia ancora arrivato (le specifiche del progetto chiedevano di registrare anche una data di presunto arrivo dell'ordine). I tre stati <text:span text:style-name="T26">ammissiili sono "emesso", "consegnato", "annullato". All'inserimento lo stato è emesso, il negozio può aggiornare lo stato (nel nostro caso sempre il manager), da emesso a annullato o consegnato. Se viene consegnato aumenta solo la quantità del magazzino negozio se viene annullato il magazzino al magazzino fornitore viene aggiunta nuovamente la quantità dell'ordine che era stata detratta all'inserimento.</text:span></text:p>
      <text:p text:style-name="P36"/>
      <text:h text:style-name="Heading_20_3" text:outline-level="3"><text:soft-page-break/>05.3 Altre Funzioni</text:h>
      <text:p text:style-name="P37">Creta tessere cliente</text:p>
      <text:p text:style-name="P37">Lista ordini fornitore</text:p>
      <text:p text:style-name="P37">Miglior fornitore</text:p>
      <text:p text:style-name="P37">Ricalcola otale fattura</text:p>
      <text:p text:style-name="P37">Tessere negozio</text:p>
      <text:p text:style-name="P37"/>
      <text:p text:style-name="P37"/>
      <text:p text:style-name="Text_20_body">## 5. Vincoli e requisiti non funzionali</text:p>
      <text:p text:style-name="Text_20_body"/>
      <text:p text:style-name="Text_20_body"/>
      <text:p text:style-name="Text_20_body">## 6. Casi d’uso (sintesi)</text:p>
      <text:p text:style-name="Text_20_body">- **UC-01** Login/Logout (cliente, manager) e cambio password.</text:p>
      <text:p text:style-name="Text_20_body">- **UC-02** Gestione anagrafiche (manager): negozi, prodotti (con prezzi per negozio), clienti, fornitori.</text:p>
      <text:p text:style-name="Text_20_body">- **UC-03** Consultazione catalogo (cliente): ricerca/filtri e dettaglio prodotto.</text:p>
      <text:p text:style-name="Text_20_body">- **UC-04** Acquisto (cliente): composizione carrello, conferma fattura, applicazione sconto disponibile.</text:p>
      <text:p text:style-name="Text_20_body">- **UC-05** Rifornimento negozio (manager): richiesta rifornimento con selezione automatica del **fornitore più economico**: codice univoco, data acquisto, elenco prodotti con relativo prezzo.</text:p>
      <text:p text:style-name="Text_20_body"/>
      <text:p text:style-name="Text_20_body"/>
      <text:p text:style-name="Text_20_body">## 7. Tracciabilità requisiti → componenti DB</text:p>
      <text:p text:style-name="Text_20_body">- **Punti/Sconti/Tetti** → trigger su inserimento fattura, funzione calcolo soglia sconto, check tetto 100 €.</text:p>
      <text:p text:style-name="Text_20_body">- **Storico tessere** → trigger ON DELETE su negozio → inserimento in tabella storico.</text:p>
      <text:p text:style-name="Text_20_body">- **Disponibilità fornitori** → trigger su ordine a fornitore per decremento stock.</text:p>
      <text:p text:style-name="Text_20_body">- **Fornitore più economico** → procedura/funzione che seleziona `MIN(costo)` tra fornitori con disponibilità ≥ quantità.</text:p>
      <text:p text:style-name="Text_20_body">- **Liste/viste** → viste/materializzate per tesserati per negozio, ordini per fornitore, clienti con saldo &gt; 300.</text:p>
      <text:p text:style-name="Text_20_body"/>
      <text:p text:style-name="Text_20_body">## 8. Ipotesi e decisioni progettuali (da motivare)</text:p>
      <text:p text:style-name="Text_20_body"><text:soft-page-break/>- **Arrotondamenti** fra euro spesi e punti (gestione centesimi). Si arrotonda all'aeuro più basso.</text:p>
      <text:p text:style-name="Text_20_body">- **Sconto selezionabile**: un solo sconto per fattura (come implicato) e a discrezione del cliente applicato al totale della fattura.</text:p>
      <text:p text:style-name="Text_20_body">- **Tempistiche**: aggiornamento punti in fase di emissione fattura; decurtazione contestuale quando si applica lo sconto. Al paamento dell'acquisot viene creata la fattura e contestualmente decurtati i punti in caso di sconto e aumentati per valore dell'ordine.</text:p>
      <text:p text:style-name="Text_20_body">- **Ordini a fornitore**: stati (emesso, consegnato), data consegna, impatto su stock negozio vs stock fornitore.</text:p>
      <text:p text:style-name="Text_20_body"/>
      <text:p text:style-name="Text_20_body"/>
      <text:p text:style-name="Text_20_body">## Schema Conettuale (ER)</text:p>
      <text:p text:style-name="Text_20_body"/>
      <text:h text:style-name="Heading_20_1" text:outline-level="1"><text:span text:style-name="T27">S</text:span>chema Logico (relazionale)</text:h>
      <text:h text:style-name="Heading_20_2" text:outline-level="2">negozi_db</text:h>
      <text:h text:style-name="P38" text:outline-level="2">auth</text:h>
      <text:p text:style-name="P39"><text:span text:style-name="T1">utent</text:span><text:span text:style-name="T28">i</text:span><text:span text:style-name="T29">(</text:span><text:span text:style-name="T30">id_utente</text:span><text:span text:style-name="T29">, email, password, attivo, creato, ultimo_accesso*)</text:span></text:p>
      <text:p text:style-name="P40"><text:span text:style-name="T1">ruolo</text:span>(<text:span text:style-name="T31">id_ruolo</text:span>, nome, descrizione*)</text:p>
      <text:p text:style-name="P41"><text:span text:style-name="T1">utente_ruolo</text:span>(<text:span text:style-name="T32">id_utente</text:span>, <text:span text:style-name="T32">id_ruolo</text:span>)</text:p>
      <text:p text:style-name="P41">FK</text:p>
      <text:p text:style-name="P41">utente_ruolo.id_utente → utente.id_utente</text:p>
      <text:p text:style-name="P41">utente_ruolo.id_ruolo → ruolo.id_ruolo</text:p>
      <text:p text:style-name="P41"/>
      <text:h text:style-name="P42" text:outline-level="2">negozi</text:h>
      <text:p text:style-name="P43">clienti<text:span text:style-name="T33">(</text:span><text:span text:style-name="T34">id_cliente</text:span><text:span text:style-name="T33">, cf, nome, cognome*, utente, telefono*, tessera)</text:span></text:p>
      <text:p text:style-name="P43">tessere<text:span text:style-name="T33">(</text:span><text:span text:style-name="T35">id_tessera</text:span><text:span text:style-name="T36">, negozio_emittente, data_richiesta, saldo_punti, archiviata</text:span><text:span text:style-name="T33">)</text:span></text:p>
      <text:p text:style-name="P43">negozi<text:span text:style-name="T33">(</text:span><text:span text:style-name="T35">id_negozio</text:span><text:span text:style-name="T36">, nome_negozio, responsabile, indirizzo</text:span><text:span text:style-name="T33">)</text:span></text:p>
      <text:p text:style-name="P43">fornitori<text:span text:style-name="T33">(</text:span><text:span text:style-name="T35">piva</text:span><text:span text:style-name="T36">, nome_fornitore, indirizzo, email, telefono</text:span><text:span text:style-name="T33">)</text:span></text:p>
      <text:p text:style-name="P43">prodotti<text:span text:style-name="T33">(</text:span><text:span text:style-name="T37">id_prodotto</text:span><text:span text:style-name="T38">, </text:span><text:span text:style-name="T39">nome_prodott, descrizione</text:span><text:span text:style-name="T40">*</text:span><text:span text:style-name="T39">, immagine_url</text:span><text:span text:style-name="T40">*</text:span><text:span text:style-name="T33">)</text:span></text:p>
      <text:p text:style-name="P43">magazzino_fornitore<text:span text:style-name="T33">(</text:span><text:span text:style-name="T39">piva_fornitore</text:span><text:span text:style-name="T41">, </text:span><text:span text:style-name="T39">prodotto</text:span><text:span text:style-name="T41">, quantita, prezzo</text:span><text:span text:style-name="T33">)</text:span></text:p>
      <text:p text:style-name="P43"><text:soft-page-break/>ordini_fornitori<text:span text:style-name="T33">(</text:span><text:span text:style-name="T42">id_ordine</text:span><text:span text:style-name="T41">, fornitore, negozio, prodtto, quantita, data_ordine, data_consegna, stato_ordine</text:span><text:span text:style-name="T33">)</text:span></text:p>
      <text:p text:style-name="P43">storico_tessere<text:span text:style-name="T33">(</text:span><text:span text:style-name="T42">id_storico</text:span><text:span text:style-name="T41">, codice_tessera, cliente, saldo_punti, negozio_emittente, data_emissione</text:span><text:span text:style-name="T33">)</text:span></text:p>
      <text:p text:style-name="P44">fatture<text:span text:style-name="T33">(</text:span><text:span text:style-name="T43">if_fattura</text:span><text:span text:style-name="T44">, cliente, data_fattura, sconto_percentuale, totale_pagato</text:span><text:span text:style-name="T33">)</text:span></text:p>
      <text:p text:style-name="P44">dettagli_fattura<text:span text:style-name="T33">(</text:span><text:span text:style-name="T43">fattura</text:span><text:span text:style-name="T44">, </text:span><text:span text:style-name="T43">prodotto</text:span><text:span text:style-name="T44">, quantita, prezzo_unita</text:span><text:span text:style-name="T33">)</text:span></text:p>
      <text:p text:style-name="P43">livelli sconto<text:span text:style-name="T33">(</text:span><text:span text:style-name="T44">sconto_percentuale, punti_richiesti</text:span><text:span text:style-name="T33">)</text:span></text:p>
      <text:p text:style-name="P43">listino_negozio<text:span text:style-name="T33">(</text:span><text:span text:style-name="T43">negozio</text:span><text:span text:style-name="T44">, </text:span><text:span text:style-name="T43">prodotto</text:span><text:span text:style-name="T44">, prezzo_listino, magazzino</text:span><text:span text:style-name="T33">)</text:span></text:p>
      <text:p text:style-name="P43">orari<text:span text:style-name="T33">(</text:span><text:span text:style-name="T45">negozio</text:span><text:span text:style-name="T46">, </text:span><text:span text:style-name="T45">dow</text:span><text:span text:style-name="T46">, </text:span><text:span text:style-name="T45">iod</text:span><text:span text:style-name="T46">, apertura, chiusura</text:span><text:span text:style-name="T33">)</text:span></text:p>
      <text:p text:style-name="P45">FK</text:p>
      <text:p text:style-name="P45">clienti.utente → <text:span text:style-name="T1">auth</text:span>.utenti.id_utente</text:p>
      <text:p text:style-name="P45">clienti.tessera → tessere.id_tessera</text:p>
      <text:p text:style-name="P46">tessere.negozio_emittente → negozi.id_negozio</text:p>
      <text:p text:style-name="P47">magazzino_fornitore.piva_fornitore → fornitori.piva</text:p>
      <text:p text:style-name="P47">magazzino_fornitore.prodotto → prodotti.id_prodotto</text:p>
      <text:p text:style-name="P47">ordini_fornitori.fornitore → fornitori.piva</text:p>
      <text:p text:style-name="P47">ordini_fornitori.negozio → negozi.id_negozio</text:p>
      <text:p text:style-name="P47">ordini_fornitori.prodotto → prodotti.id_prodotto</text:p>
      <text:p text:style-name="P48">fatture.cliente → clienti.id_cliente</text:p>
      <text:p text:style-name="P48">dettagli_fattura.fattura → fatture.id_fattura</text:p>
      <text:p text:style-name="P48">dettagli_fattura.prodotto → prodotti.id_prodotto</text:p>
      <text:p text:style-name="P48">listino_negozio.negozio → negozi.id_negozio</text:p>
      <text:p text:style-name="P48">listino_negozio.prodotto → prodotti.id_prodotto</text:p>
      <text:p text:style-name="P47"/>
      <text:p text:style-name="P46"/>
      <text:p text:style-name="P45"/>
      <text:p text:style-name="P41"/>
      <text:p text:style-name="P2">## Descrizione delle Funzioni/Trigger/viste/viste materializzate/funzionalità</text:p>
      <text:p text:style-name="P2"/>
      <text:p text:style-name="P2">## Prove di funzionamento</text:p>
      <text:p text:style-name="P2"/>
      <text:p text:style-name="P2"/>
      <text:p text:style-name="P2">### Note di progettazione logica</text:p>
      <text:p text:style-name="P2">- **Prezzi/costi storicizzati**: `RIGA_FATTURA.prezzounitario` e `RIGA_ORD_FORN.costounitario` fissano i valori al momento del documento. <text:s/></text:p>
      <text:p text:style-name="P2">- **Integrità “tetto sconto”**: il limite 100€ e la decurtazione punti saranno implementati via **trigger/funzioni**, non come puro vincolo statico. <text:s/></text:p>
      <text:p text:style-name="P2"><text:soft-page-break/>- **Allineamento scorte**: trigger su **RIGA_FATTURA** (decremento `SCORTA_NEGOZIO`) e su **ORDINE_FORNITORE → consegnato** (decremento `FORNITURA.disponibilita` e incremento `SCORTA_NEGOZIO`). <text:s/></text:p>
      <text:p text:style-name="P2">- **Vista/Materializzata** per elenco clienti con saldo &gt; 300; vista per tesserati per negozio; vista per storico ordini per fornitore.</text:p>
      <text:p text:style-name="P2"/>
      <text:h text:style-name="P49" text:outline-level="1"/>
      <text:h text:style-name="P49" text:outline-level="1"/>
      <text:h text:style-name="P49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" svg:font-family="'Droid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Noto Sans Devanagari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Noto Sans Devanagari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roid Sans" fo:font-family="'Droid Sans'" style:font-family-generic="swiss" style:font-pitch="variable" officeooo:rsid="001571b8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08:40:48.230526250</meta:creation-date>
    <dc:date>2026-01-08T10:06:08.498671994</dc:date>
    <meta:editing-duration>P1DT1H33M26S</meta:editing-duration>
    <meta:editing-cycles>17</meta:editing-cycles>
    <meta:generator>LibreOffice/25.2.5.2$Linux_X86_64 LibreOffice_project/520$Build-2</meta:generator>
    <meta:document-statistic meta:table-count="7" meta:image-count="0" meta:object-count="0" meta:page-count="17" meta:paragraph-count="451" meta:word-count="3076" meta:character-count="23247" meta:non-whitespace-character-count="20440"/>
  </office:meta>
</office:document-meta>
</file>